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640000004B02C5236E4.png" manifest:media-type="image/png"/>
  <manifest:file-entry manifest:full-path="Pictures/10000000000000200000002000309F1C.png" manifest:media-type="image/png"/>
  <manifest:file-entry manifest:full-path="Pictures/10000201000001F40000008F5F5575FF.png" manifest:media-type="image/png"/>
  <manifest:file-entry manifest:full-path="Pictures/1000000000000064000000373C104831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cm"/>
    </style:style>
    <style:style style:name="gr10" style:family="graphic" style:parent-style-name="objectwithoutfill">
      <style:graphic-properties svg:stroke-color="#cccccc" draw:fill="none" draw:textarea-horizontal-align="center" draw:textarea-vertical-align="middle"/>
    </style:style>
    <style:style style:name="gr11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objectwithoutfill">
      <style:graphic-properties svg:stroke-color="#ff0000" draw:fill="none" draw:textarea-horizontal-align="center" draw:textarea-vertical-align="middle"/>
    </style:style>
    <style:style style:name="gr14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15" style:family="graphic" style:parent-style-name="objectwithoutfill">
      <style:graphic-properties svg:stroke-color="#0000ff" draw:fill="none" draw:textarea-horizontal-align="center" draw:textarea-vertical-align="middle"/>
    </style:style>
    <style:style style:name="gr16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17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18" style:family="graphic" style:parent-style-name="objectwithoutfill">
      <style:graphic-properties svg:stroke-color="#ff00ff" draw:fill="none" draw:textarea-horizontal-align="center" draw:textarea-vertical-align="middle"/>
    </style:style>
    <style:style style:name="gr19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21" style:family="graphic" style:parent-style-name="standard">
      <style:graphic-properties svg:stroke-color="#800080" draw:fill="none" draw:textarea-horizontal-align="justify" draw:textarea-vertical-align="middle" draw:auto-grow-height="false"/>
    </style:style>
    <style:style style:name="gr22" style:family="graphic" style:parent-style-name="standard">
      <style:graphic-properties draw:ole-draw-aspect="1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739cm"/>
    </style:style>
    <style:style style:name="gr2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89cm"/>
    </style:style>
    <style:style style:name="gr26" style:family="graphic" style:parent-style-name="objectwithoutfill">
      <style:graphic-properties draw:fill="none" draw:textarea-horizontal-align="center" draw:textarea-vertical-align="middle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1.16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2.54cm"/>
    </style:style>
    <style:style style:name="pr9" style:family="presentation" style:parent-style-name="Kyodai_25_20Presentation-outline1">
      <style:graphic-properties fo:min-height="0.65cm"/>
    </style:style>
    <style:style style:name="pr10" style:family="presentation" style:parent-style-name="Kyodai_25_20Presentation-outline1">
      <style:graphic-properties fo:min-height="0.635cm"/>
    </style:style>
    <style:style style:name="pr11" style:family="presentation" style:parent-style-name="Kyodai_25_20Presentation-outline1">
      <style:graphic-properties fo:min-height="0.001cm"/>
    </style:style>
    <style:style style:name="pr12" style:family="presentation" style:parent-style-name="Kyodai_25_20Presentation-outline1">
      <style:graphic-properties fo:min-height="13.86cm"/>
    </style:style>
    <style:style style:name="pr13" style:family="presentation" style:parent-style-name="Kyodai_25_20Presentation-outline1">
      <style:graphic-properties fo:min-height="1.905cm"/>
    </style:style>
    <style:style style:name="pr14" style:family="presentation" style:parent-style-name="Kyodai_25_20Presentation-outline1">
      <style:graphic-properties fo:min-height="4.97cm"/>
    </style:style>
    <style:style style:name="pr15" style:family="presentation" style:parent-style-name="Kyodai_25_20Presentation-outline1">
      <style:graphic-properties fo:min-height="6.75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fo:color="#800000"/>
    </style:style>
    <style:style style:name="P19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0" style:family="paragraph">
      <style:text-properties fo:color="#008000"/>
    </style:style>
    <style:style style:name="P21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2" style:family="paragraph">
      <style:text-properties fo:color="#800000" fo:font-size="26pt"/>
    </style:style>
    <style:style style:name="P23" style:family="paragraph">
      <style:text-properties fo:color="#008000" fo:font-size="26pt"/>
    </style:style>
    <style:style style:name="P24" style:family="paragraph">
      <style:text-properties fo:font-size="26pt"/>
    </style:style>
    <style:style style:name="P25" style:family="paragraph">
      <style:paragraph-properties fo:text-align="center"/>
      <style:text-properties fo:color="#008000"/>
    </style:style>
    <style:style style:name="P26" style:family="paragraph">
      <style:text-properties fo:color="#800080" fo:font-size="26pt" style:font-size-asian="26pt" style:font-size-complex="26pt"/>
    </style:style>
    <style:style style:name="P27" style:family="paragraph">
      <style:text-properties fo:color="#800080" fo:font-size="26pt" style:font-size-asian="26pt" style:font-size-complex="22pt"/>
    </style:style>
    <style:style style:name="P28" style:family="paragraph">
      <style:text-properties fo:color="#008000" fo:font-size="26pt" style:font-size-asian="26pt" style:font-size-complex="26pt"/>
    </style:style>
    <style:style style:name="P29" style:family="paragraph">
      <style:paragraph-properties fo:text-align="center"/>
      <style:text-properties fo:color="#008000" fo:font-size="18pt"/>
    </style:style>
    <style:style style:name="P30" style:family="paragraph">
      <style:paragraph-properties fo:text-align="center"/>
      <style:text-properties fo:font-size="18pt"/>
    </style:style>
    <style:style style:name="P31" style:family="paragraph">
      <style:text-properties fo:font-size="18pt"/>
    </style:style>
    <style:style style:name="P32" style:family="paragraph">
      <style:text-properties fo:color="#800000" fo:font-size="18pt"/>
    </style:style>
    <style:style style:name="P33" style:family="paragraph">
      <style:text-properties style:use-window-font-color="true" fo:font-size="24pt" style:font-size-asian="24pt" style:font-size-complex="24pt"/>
    </style:style>
    <style:style style:name="P34" style:family="paragraph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1" style:family="text">
      <style:text-properties fo:font-size="28pt" style:font-family-asian="TakaoGothic" style:font-style-name-asian="Regular" style:font-family-generic-asian="swiss" style:font-pitch-asian="variable" style:font-size-asian="28pt" style:font-size-complex="2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000080"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style:use-window-font-color="true"/>
    </style:style>
    <style:style style:name="T8" style:family="text">
      <style:text-properties fo:color="#800080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80" fo:font-weight="normal" style:font-weight-asian="normal" style:font-weight-complex="normal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style:use-window-font-color="true" style:text-position="sub 58%" fo:font-weight="normal" style:font-weight-asian="normal" style:font-weight-complex="normal"/>
    </style:style>
    <style:style style:name="T17" style:family="text">
      <style:text-properties style:use-window-font-color="true" style:text-position="0% 100%" fo:font-weight="normal" style:font-weight-asian="normal" style:font-weight-complex="normal"/>
    </style:style>
    <style:style style:name="T18" style:family="text">
      <style:text-properties fo:color="#008000" fo:font-weight="bold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fo:color="#000080" fo:font-size="32pt" style:font-size-asian="32pt" style:font-size-complex="32pt"/>
    </style:style>
    <style:style style:name="T21" style:family="text">
      <style:text-properties fo:color="#800080" fo:font-size="24pt" style:font-size-asian="24pt" style:font-size-complex="24pt"/>
    </style:style>
    <style:style style:name="T22" style:family="text">
      <style:text-properties fo:color="#800080" style:text-position="sub 58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000080" fo:font-size="24pt" style:font-size-asian="24pt" style:font-size-complex="24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800080" style:text-position="sub 58%"/>
    </style:style>
    <style:style style:name="T28" style:family="text">
      <style:text-properties fo:color="#008000" fo:font-size="24pt" style:font-size-asian="24pt" style:font-size-complex="24pt"/>
    </style:style>
    <style:style style:name="T29" style:family="text">
      <style:text-properties fo:color="#008000" style:text-position="-33% 58%" fo:font-size="24pt" style:font-size-asian="24pt" style:font-size-complex="24pt"/>
    </style:style>
    <style:style style:name="T30" style:family="text">
      <style:text-properties fo:color="#800000" fo:font-size="24pt" style:font-size-asian="24pt" style:font-size-complex="24pt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use-window-font-color="true" fo:font-size="26pt" style:font-size-asian="26pt" style:font-size-complex="26pt"/>
    </style:style>
    <style:style style:name="T34" style:family="text">
      <style:text-properties fo:color="#008000" fo:font-size="22pt" style:font-size-asian="22pt" style:font-size-complex="22pt"/>
    </style:style>
    <style:style style:name="T35" style:family="text">
      <style:text-properties fo:color="#800000" fo:font-size="26pt" style:font-size-asian="26pt" style:font-size-complex="26pt"/>
    </style:style>
    <style:style style:name="T36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37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38" style:family="text">
      <style:text-properties fo:color="#800080" fo:font-size="22pt" style:font-size-asian="22pt" style:font-size-complex="22pt"/>
    </style:style>
    <style:style style:name="T39" style:family="text">
      <style:text-properties fo:color="#000080" fo:font-size="22pt" style:font-size-asian="22pt" style:font-size-complex="22pt"/>
    </style:style>
    <style:style style:name="T40" style:family="text">
      <style:text-properties fo:color="#000080" style:text-position="sub 58%" fo:font-size="22pt" style:font-size-asian="22pt" style:font-size-complex="22pt"/>
    </style:style>
    <style:style style:name="T41" style:family="text">
      <style:text-properties fo:color="#008000"/>
    </style:style>
    <style:style style:name="T42" style:family="text">
      <style:text-properties fo:color="#800080" fo:font-size="26pt" style:font-size-asian="26pt" style:font-size-complex="26pt"/>
    </style:style>
    <style:style style:name="T43" style:family="text">
      <style:text-properties fo:color="#800080" style:text-position="sub 58%" fo:font-size="26pt" style:font-size-asian="26pt" style:font-size-complex="26pt"/>
    </style:style>
    <style:style style:name="T44" style:family="text">
      <style:text-properties fo:color="#800080" style:font-size-complex="22pt"/>
    </style:style>
    <style:style style:name="T45" style:family="text">
      <style:text-properties fo:color="#800080" style:text-position="sub 58%" style:font-size-complex="22pt"/>
    </style:style>
    <style:style style:name="T46" style:family="text">
      <style:text-properties fo:color="#008000" fo:font-size="26pt" style:font-size-asian="26pt" style:font-size-complex="26pt"/>
    </style:style>
    <style:style style:name="T47" style:family="text">
      <style:text-properties style:text-position="sub 58%" fo:font-size="18pt" style:font-size-asian="18pt" style:font-size-complex="18pt"/>
    </style:style>
    <style:style style:name="T48" style:family="text">
      <style:text-properties fo:color="#800000" style:text-position="sub 58%" fo:font-size="26pt" style:font-size-asian="26pt" style:font-size-complex="26pt"/>
    </style:style>
    <style:style style:name="T49" style:family="text">
      <style:text-properties fo:color="#800000" style:text-position="sub 58%" fo:font-size="18pt" style:font-size-asian="18pt" style:font-size-complex="18pt"/>
    </style:style>
    <style:style style:name="T50" style:family="text">
      <style:text-properties fo:color="#800000" style:text-position="0% 100%" fo:font-size="18pt" style:font-size-asian="18pt" style:font-size-complex="18pt"/>
    </style:style>
    <style:style style:name="T51" style:family="text">
      <style:text-properties fo:color="#800000" fo:font-size="22pt" style:font-size-asian="22pt" style:font-size-complex="22pt"/>
    </style:style>
    <style:style style:name="T52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53" style:family="text">
      <style:text-properties fo:color="#008000" style:text-position="sub 58%" fo:font-size="24pt" style:font-size-asian="24pt" style:font-size-complex="24pt"/>
    </style:style>
    <style:style style:name="T54" style:family="text">
      <style:text-properties fo:color="#000080" fo:font-size="26pt" style:text-underline-style="solid" style:text-underline-width="auto" style:text-underline-color="font-color" style:font-size-asian="26pt" style:font-size-complex="26pt"/>
    </style:style>
    <style:style style:name="T55" style:family="text">
      <style:text-properties style:use-window-font-color="true" fo:font-family="LMMonoCaps10" style:font-pitch="fixed" fo:font-size="24pt" fo:font-weight="bold" style:font-size-asian="24pt" style:font-weight-asian="bold" style:font-size-complex="24pt" style:font-weight-complex="bold"/>
    </style:style>
    <style:style style:name="T56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57" style:family="text">
      <style:text-properties fo:color="#800080" fo:font-size="24pt" fo:font-style="italic" style:font-size-asian="24pt" style:font-style-asian="italic" style:font-size-complex="24pt" style:font-style-complex="italic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font-size="24pt" fo:font-style="italic" style:font-size-asian="24pt" style:font-style-asian="italic" style:font-size-complex="24pt" style:font-style-complex="italic"/>
    </style:style>
    <style:style style:name="T60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61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color="#008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66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67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fo:color="#008000" fo:font-size="24pt" fo:font-style="normal" style:font-size-asian="24pt" style:font-style-asian="normal" style:font-size-complex="24pt" style:font-style-complex="normal"/>
    </style:style>
    <style:style style:name="T69" style:family="text">
      <style:text-properties style:use-window-font-color="true" fo:font-family="LMMonoCaps10" style:font-pitch="fixed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0" style:family="text">
      <style:text-properties fo:color="#008000" fo:font-family="'Liberation San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style:use-window-font-color="true" fo:font-family="'Liberation San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color="#800080" fo:font-family="'Liberation San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3" style:family="text">
      <style:text-properties fo:color="#800000" fo:font-family="'Liberation Sans'" style:font-family-generic="swiss" style:font-pitch="variabl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font-family="'Liberation Sans'" style:font-family-generic="swiss" style:font-pitch="variable" fo:font-size="24pt" fo:font-style="italic" fo:font-weight="normal" style:font-style-asian="italic" style:font-weight-asian="normal" style:font-style-complex="italic" style:font-weight-complex="normal"/>
    </style:style>
    <style:style style:name="T75" style:family="text">
      <style:text-properties fo:font-size="24pt"/>
    </style:style>
    <style:style style:name="T76" style:family="text">
      <style:text-properties fo:color="#000080" fo:font-size="24pt"/>
    </style:style>
    <style:style style:name="T77" style:family="text">
      <style:text-properties fo:color="#800000" fo:font-size="24pt" fo:font-style="italic" style:font-style-asian="italic" style:font-style-complex="italic"/>
    </style:style>
    <style:style style:name="T78" style:family="text">
      <style:text-properties fo:font-size="24pt" fo:font-style="italic" style:font-style-asian="italic" style:font-style-complex="italic"/>
    </style:style>
    <style:style style:name="T79" style:family="text">
      <style:text-properties fo:font-size="24pt" fo:font-weight="bold" style:font-weight-asian="bold" style:font-weight-complex="bold"/>
    </style:style>
    <style:style style:name="T80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8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82" style:family="text">
      <style:text-properties style:use-window-font-color="tru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3" style:family="text">
      <style:text-properties style:use-window-font-color="true" fo:font-size="24pt" fo:font-style="normal" style:text-underline-style="none" style:font-size-asian="24pt" style:font-style-asian="normal" style:font-size-complex="24pt" style:font-style-complex="normal"/>
    </style:style>
    <style:style style:name="T84" style:family="text">
      <style:text-properties style:use-window-font-color="true" fo:font-family="LMMonoCaps10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85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86" style:family="text">
      <style:text-properties style:use-window-font-color="true" style:text-position="sub 58%" fo:font-size="24pt" fo:font-style="italic" style:font-size-asian="24pt" style:font-style-asian="italic" style:font-size-complex="24pt" style:font-style-complex="italic"/>
    </style:style>
    <style:style style:name="T87" style:family="text">
      <style:text-properties fo:color="#800000" style:text-position="sub 58%" fo:font-size="24pt" fo:font-style="italic" style:font-size-asian="24pt" style:font-style-asian="italic" style:font-size-complex="24pt" style:font-style-complex="italic"/>
    </style:style>
    <style:style style:name="T88" style:family="text">
      <style:text-properties style:use-window-font-color="true" style:text-position="sub 58%" fo:font-size="24pt" fo:font-style="normal" style:font-size-asian="24pt" style:font-style-asian="normal" style:font-size-complex="24pt" style:font-style-complex="normal"/>
    </style:style>
    <style:style style:name="T89" style:family="text">
      <style:text-properties style:use-window-font-color="true" fo:font-weight="bold" style:font-weight-asian="bold" style:font-weight-complex="bold"/>
    </style:style>
    <style:style style:name="T90" style:family="text">
      <style:text-properties fo:color="#008000" fo:font-style="italic" style:font-style-asian="italic" style:font-style-complex="italic"/>
    </style:style>
    <style:style style:name="T91" style:family="text">
      <style:text-properties style:use-window-font-color="true" fo:font-style="italic" style:font-style-asian="italic" style:font-style-complex="italic"/>
    </style:style>
    <style:style style:name="T92" style:family="text">
      <style:text-properties style:use-window-font-color="true"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style:use-window-font-color="true" fo:font-style="normal" style:font-style-asian="normal" style:font-style-complex="normal"/>
    </style:style>
    <style:style style:name="T94" style:family="text">
      <style:text-properties fo:color="#000080" fo:font-style="italic" fo:font-weight="normal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96" style:family="text">
      <style:text-properties fo:color="#800000" fo:font-style="italic" fo:font-weight="normal" style:font-style-asian="italic" style:font-weight-asian="normal" style:font-style-complex="italic" style:font-weight-complex="normal"/>
    </style:style>
    <style:style style:name="T97" style:family="text">
      <style:text-properties fo:color="#800080" fo:font-weight="normal" style:font-weight-asian="normal" style:font-weight-complex="normal"/>
    </style:style>
    <style:style style:name="T98" style:family="text">
      <style:text-properties style:use-window-font-color="true" fo:font-family="LMMonoCaps10" style:font-pitch="fixed" fo:font-weight="bold" style:font-weight-asian="bold" style:font-weight-complex="bold"/>
    </style:style>
    <style:style style:name="T99" style:family="text">
      <style:text-properties fo:color="#008000" fo:font-weight="normal" style:font-weight-asian="normal" style:font-weight-complex="normal"/>
    </style:style>
    <style:style style:name="T100" style:family="text">
      <style:text-properties fo:color="#800000" fo:font-weight="normal" style:font-weight-asian="normal" style:font-weight-complex="normal"/>
    </style:style>
    <style:style style:name="T101" style:family="text">
      <style:text-properties fo:color="#000000"/>
    </style:style>
    <style:style style:name="T102" style:family="text">
      <style:text-properties fo:font-size="18pt" style:font-size-asian="18pt" style:font-size-complex="18pt"/>
    </style:style>
    <style:style style:name="T103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10 -<text:line-break/>Neural Network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4" draw:layer="layout" svg:width="19.685cm" svg:height="2.605cm" svg:x="3.175cm" svg:y="9.46cm" presentation:class="outline" presentation:user-transformed="true">
          <draw:text-box>
            <text:list text:style-name="L2">
              <text:list-header>
                <text:p><text:span text:style-name="T2">Given </text:span><text:span text:style-name="T3">x</text:span><text:span text:style-name="T2">, predict </text:span><text:span text:style-name="T4">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we will use:</text:p>
          </draw:text-box>
        </draw:frame>
        <draw:frame presentation:style-name="pr8" draw:layer="layout" svg:width="25.199cm" svg:height="13.112cm" svg:x="1.471cm" svg:y="5.08cm" presentation:class="outline" presentation:user-transformed="true">
          <draw:text-box>
            <text:list text:style-name="L2">
              <text:list-item>
                <text:p>Given <text:span text:style-name="T5">an introductory sentence from Wikipedia</text:span></text:p>
              </text:list-item>
              <text:list-item>
                <text:p>Predict <text:span text:style-name="T6">whether the article is about a person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7">This is </text:span><text:span text:style-name="T8">binary classification</text:span><text:span text:style-name="T7"> (of course!)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712cm" svg:height="1.195cm" svg:x="8.645cm" svg:y="8.89cm">
          <draw:text-box>
            <text:p><text:span text:style-name="T9">Given</text:span></text:p>
          </draw:text-box>
        </draw:frame>
        <draw:frame draw:style-name="gr3" draw:text-style-name="P8" draw:layer="layout" svg:width="15.09cm" svg:height="1.987cm" svg:x="2.735cm" svg:y="10.16cm">
          <draw:text-box>
            <text:p><text:span text:style-name="T10">Gonso was a Sanron sect priest (754-827)</text:span><text:span text:style-name="T10"><text:line-break/></text:span><text:span text:style-name="T10">in the late Nara and early Heian periods.</text:span></text:p>
          </draw:text-box>
        </draw:frame>
        <draw:line draw:style-name="gr4" draw:text-style-name="P6" draw:layer="layout" svg:x1="18.075cm" svg:y1="11.43cm" svg:x2="20.615cm" svg:y2="11.43cm">
          <text:p/>
        </draw:line>
        <draw:frame draw:style-name="gr3" draw:text-style-name="P9" draw:layer="layout" svg:width="3.135cm" svg:height="1.195cm" svg:x="21.245cm" svg:y="8.891cm">
          <draw:text-box>
            <text:p><text:span text:style-name="T11">Predict</text:span></text:p>
          </draw:text-box>
        </draw:frame>
        <draw:frame draw:style-name="gr3" draw:text-style-name="P10" draw:layer="layout" svg:width="2.661cm" svg:height="1.517cm" svg:x="21.469cm" svg:y="10.548cm">
          <draw:text-box>
            <text:p><text:span text:style-name="T12">Yes!</text:span></text:p>
          </draw:text-box>
        </draw:frame>
        <draw:frame draw:style-name="gr3" draw:text-style-name="P8" draw:layer="layout" svg:width="15.268cm" svg:height="2.855cm" svg:x="2.775cm" svg:y="13.335cm">
          <draw:text-box>
            <text:p><text:span text:style-name="T10">Shichikuzan Chigogataki Fudomyoo is</text:span></text:p>
            <text:p><text:span text:style-name="T10">a historical site located at Magura, Maizuru</text:span></text:p>
            <text:p><text:span text:style-name="T10">City, Kyoto Prefecture.</text:span></text:p>
          </draw:text-box>
        </draw:frame>
        <draw:line draw:style-name="gr4" draw:text-style-name="P6" draw:layer="layout" svg:x1="18.075cm" svg:y1="14.83cm" svg:x2="20.615cm" svg:y2="14.83cm">
          <text:p/>
        </draw:line>
        <draw:frame draw:style-name="gr3" draw:text-style-name="P10" draw:layer="layout" svg:width="2.263cm" svg:height="1.517cm" svg:x="21.47cm" svg:y="13.949cm">
          <draw:text-box>
            <text:p><text:span text:style-name="T12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Linear Classifiers</text:p>
          </draw:text-box>
        </draw:frame>
        <draw:frame draw:style-name="gr5" draw:layer="layout" svg:width="16.223cm" svg:height="4.475cm" svg:x="6.385cm" svg:y="5.966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13">x</text:span><text:span text:style-name="T14">: the input</text:span></text:p>
              </text:list-item>
              <text:list-item>
                <text:p><text:span text:style-name="T15">φ(x)</text:span><text:span text:style-name="T14">: vector of feature functions {φ</text:span><text:span text:style-name="T16">1</text:span><text:span text:style-name="T17">(x)</text:span><text:span text:style-name="T14">, φ</text:span><text:span text:style-name="T16">2</text:span><text:span text:style-name="T17">(x)</text:span><text:span text:style-name="T14">, …, φ</text:span><text:span text:style-name="T16">I</text:span><text:span text:style-name="T17">(x)</text:span><text:span text:style-name="T14">}</text:span></text:p>
              </text:list-item>
              <text:list-item>
                <text:p><text:span text:style-name="T18">w</text:span>: the weight vector {w<text:span text:style-name="T19">1</text:span>, w<text:span text:style-name="T19">2</text:span>, …, w<text:span text:style-name="T19">I</text:span>}</text:p>
              </text:list-item>
              <text:list-item>
                <text:p><text:span text:style-name="T6">y</text:span>: the prediction, +1 if “yes”, -1 if “no”</text:p>
                <text:list>
                  <text:list-item>
                    <text:p>(sign(v) is +1 if v &gt;= 0, -1 otherwise)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Feature Functions:<text:line-break/>Unigram Features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qual to “number of times a particular word appears”</text:p>
              </text:list-item>
            </text:list>
          </draw:text-box>
        </draw:frame>
        <draw:frame draw:style-name="gr3" draw:text-style-name="P10" draw:layer="layout" svg:width="19.018cm" svg:height="1.517cm" svg:x="4.185cm" svg:y="6.685cm">
          <draw:text-box>
            <text:p><text:span text:style-name="T20">x</text:span><text:span text:style-name="T12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3" draw:text-style-name="P11" draw:layer="layout" svg:width="6.06cm" svg:height="1.475cm" svg:x="3.81cm" svg:y="8.49cm">
          <draw:text-box>
            <text:p><text:span text:style-name="T21">φ</text:span><text:span text:style-name="T22">unigram “A”</text:span><text:span text:style-name="T23">(</text:span><text:span text:style-name="T24">x</text:span><text:span text:style-name="T23">) = 1</text:span></text:p>
          </draw:text-box>
        </draw:frame>
        <draw:frame draw:style-name="gr3" draw:text-style-name="P11" draw:layer="layout" svg:width="6.5cm" svg:height="1.475cm" svg:x="10.41cm" svg:y="8.491cm">
          <draw:text-box>
            <text:p><text:span text:style-name="T21">φ</text:span><text:span text:style-name="T22">unigram “site”</text:span><text:span text:style-name="T23">(</text:span><text:span text:style-name="T24">x</text:span><text:span text:style-name="T23">) = 1</text:span></text:p>
          </draw:text-box>
        </draw:frame>
        <draw:frame draw:style-name="gr3" draw:text-style-name="P11" draw:layer="layout" svg:width="5.87cm" svg:height="1.475cm" svg:x="17.41cm" svg:y="8.492cm">
          <draw:text-box>
            <text:p><text:span text:style-name="T21">φ</text:span><text:span text:style-name="T22">unigram “,”</text:span><text:span text:style-name="T23">(</text:span><text:span text:style-name="T24">x</text:span><text:span text:style-name="T23">) = 2</text:span></text:p>
          </draw:text-box>
        </draw:frame>
        <draw:frame draw:style-name="gr3" draw:text-style-name="P11" draw:layer="layout" svg:width="7.326cm" svg:height="1.475cm" svg:x="6.81cm" svg:y="9.993cm">
          <draw:text-box>
            <text:p><text:span text:style-name="T21">φ</text:span><text:span text:style-name="T22">unigram “located”</text:span><text:span text:style-name="T23">(</text:span><text:span text:style-name="T24">x</text:span><text:span text:style-name="T23">) = 1</text:span></text:p>
          </draw:text-box>
        </draw:frame>
        <draw:frame draw:style-name="gr3" draw:text-style-name="P11" draw:layer="layout" svg:width="6.119cm" svg:height="1.475cm" svg:x="14.31cm" svg:y="9.994cm">
          <draw:text-box>
            <text:p><text:span text:style-name="T21">φ</text:span><text:span text:style-name="T22">unigram “in”</text:span><text:span text:style-name="T23">(</text:span><text:span text:style-name="T24">x</text:span><text:span text:style-name="T23">) = 1</text:span></text:p>
          </draw:text-box>
        </draw:frame>
        <draw:frame draw:style-name="gr3" draw:text-style-name="P11" draw:layer="layout" svg:width="7.491cm" svg:height="1.475cm" svg:x="6.211cm" svg:y="11.595cm">
          <draw:text-box>
            <text:p><text:span text:style-name="T21">φ</text:span><text:span text:style-name="T22">unigram “Maizuru”</text:span><text:span text:style-name="T23">(</text:span><text:span text:style-name="T24">x</text:span><text:span text:style-name="T23">) = 1</text:span></text:p>
          </draw:text-box>
        </draw:frame>
        <draw:frame draw:style-name="gr3" draw:text-style-name="P11" draw:layer="layout" svg:width="6.991cm" svg:height="1.475cm" svg:x="13.812cm" svg:y="11.596cm">
          <draw:text-box>
            <text:p><text:span text:style-name="T21">φ</text:span><text:span text:style-name="T22">unigram “Kyoto”</text:span><text:span text:style-name="T23">(</text:span><text:span text:style-name="T24">x</text:span><text:span text:style-name="T23">) = 1</text:span></text:p>
          </draw:text-box>
        </draw:frame>
        <draw:frame draw:style-name="gr3" draw:text-style-name="P11" draw:layer="layout" svg:width="6.42cm" svg:height="1.475cm" svg:x="7.111cm" svg:y="13.295cm">
          <draw:text-box>
            <text:p><text:span text:style-name="T21">φ</text:span><text:span text:style-name="T22">unigram “the”</text:span><text:span text:style-name="T23">(</text:span><text:span text:style-name="T24">x</text:span><text:span text:style-name="T23">) = 0</text:span></text:p>
          </draw:text-box>
        </draw:frame>
        <draw:frame draw:style-name="gr3" draw:text-style-name="P11" draw:layer="layout" svg:width="7.216cm" svg:height="1.475cm" svg:x="13.812cm" svg:y="13.296cm">
          <draw:text-box>
            <text:p><text:span text:style-name="T21">φ</text:span><text:span text:style-name="T22">unigram “temple”</text:span><text:span text:style-name="T23">(</text:span><text:span text:style-name="T24">x</text:span><text:span text:style-name="T23">) = 0</text:span></text:p>
          </draw:text-box>
        </draw:frame>
        <draw:frame draw:style-name="gr3" draw:text-style-name="P12" draw:layer="layout" svg:width="1.488cm" svg:height="1.352cm" svg:x="13.117cm" svg:y="14.605cm">
          <draw:text-box>
            <text:p><text:span text:style-name="T25">…</text:span></text:p>
          </draw:text-box>
        </draw:frame>
        <draw:custom-shape draw:style-name="gr6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3" draw:text-style-name="P13" draw:layer="layout" svg:width="3.876cm" svg:height="2.301cm" svg:x="21.825cm" svg:y="13.335cm">
          <draw:text-box>
            <text:p><text:span text:style-name="T26">The rest</text:span></text:p>
            <text:p><text:span text:style-name="T26">are all 0</text:span></text:p>
          </draw:text-box>
        </draw:frame>
        <draw:frame presentation:style-name="pr10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For convenience, we use feature names (<text:span text:style-name="T8">φ</text:span><text:span text:style-name="T27">unigram “A”</text:span>) instead of feature indexes (<text:span text:style-name="T8">φ</text:span><text:span text:style-name="T27">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alculating the Weighted Sum</text:p>
          </draw:text-box>
        </draw:frame>
        <draw:frame draw:style-name="gr3" draw:text-style-name="P10" draw:layer="layout" svg:width="19.018cm" svg:height="1.517cm" svg:x="4.445cm" svg:y="4.133cm">
          <draw:text-box>
            <text:p><text:span text:style-name="T20">x</text:span><text:span text:style-name="T12"> = A site , located in Maizuru , Kyoto</text:span></text:p>
          </draw:text-box>
        </draw:frame>
        <draw:frame draw:style-name="gr3" draw:text-style-name="P11" draw:layer="layout" svg:width="8.054cm" svg:height="1.475cm" svg:x="1.905cm" svg:y="5.98cm">
          <draw:text-box>
            <text:p><text:span text:style-name="T21">φ</text:span><text:span text:style-name="T22">unigram “A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8.054cm" svg:height="1.475cm" svg:x="1.905cm" svg:y="7.155cm">
          <draw:text-box>
            <text:p><text:span text:style-name="T21">φ</text:span><text:span text:style-name="T22">unigram “site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8.054cm" svg:height="1.475cm" svg:x="2.005cm" svg:y="10.8cm">
          <draw:text-box>
            <text:p><text:span text:style-name="T21">φ</text:span><text:span text:style-name="T22">unigram “,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8.054cm" svg:height="1.475cm" svg:x="1.905cm" svg:y="8.355cm">
          <draw:text-box>
            <text:p><text:span text:style-name="T21">φ</text:span><text:span text:style-name="T22">unigram “located”</text:span><text:span text:style-name="T23">(</text:span><text:span text:style-name="T24">x</text:span><text:span text:style-name="T23">)</text:span><text:span text:style-name="T23"><text:tab/></text:span><text:span text:style-name="T23">= 1</text:span></text:p>
          </draw:text-box>
        </draw:frame>
        <draw:frame draw:style-name="gr3" draw:text-style-name="P11" draw:layer="layout" svg:width="8.054cm" svg:height="1.475cm" svg:x="2.036cm" svg:y="11.905cm">
          <draw:text-box>
            <text:p><text:span text:style-name="T21">φ</text:span><text:span text:style-name="T22">unigram “in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8.054cm" svg:height="1.475cm" svg:x="2.034cm" svg:y="9.63cm">
          <draw:text-box>
            <text:p><text:span text:style-name="T21">φ</text:span><text:span text:style-name="T22">unigram “Maizuru”</text:span><text:span text:style-name="T23">(</text:span><text:span text:style-name="T24">x</text:span><text:span text:style-name="T23">) </text:span><text:span text:style-name="T23"><text:tab/></text:span><text:span text:style-name="T23">= 1</text:span></text:p>
          </draw:text-box>
        </draw:frame>
        <draw:frame draw:style-name="gr3" draw:text-style-name="P11" draw:layer="layout" svg:width="8.054cm" svg:height="1.475cm" svg:x="2.005cm" svg:y="13.005cm">
          <draw:text-box>
            <text:p><text:span text:style-name="T21">φ</text:span><text:span text:style-name="T22">unigram “Kyoto”</text:span><text:span text:style-name="T23">(</text:span><text:span text:style-name="T24">x</text:span><text:span text:style-name="T23">) </text:span><text:span text:style-name="T23"><text:tab/></text:span><text:span text:style-name="T23">= 1</text:span></text:p>
          </draw:text-box>
        </draw:frame>
        <draw:frame draw:style-name="gr3" draw:text-style-name="P14" draw:layer="layout" svg:width="6.784cm" svg:height="1.399cm" svg:x="11.742cm" svg:y="5.781cm">
          <draw:text-box>
            <text:p><text:span text:style-name="T28">w</text:span><text:span text:style-name="T29">unigram “a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3" draw:text-style-name="P14" draw:layer="layout" svg:width="7.068cm" svg:height="1.399cm" svg:x="11.742cm" svg:y="6.982cm">
          <draw:text-box>
            <text:p><text:span text:style-name="T28">w</text:span><text:span text:style-name="T29">unigram “site”</text:span><text:span text:style-name="T30"> </text:span><text:span text:style-name="T30"><text:tab/></text:span><text:span text:style-name="T31">= -3</text:span></text:p>
          </draw:text-box>
        </draw:frame>
        <draw:frame draw:style-name="gr3" draw:text-style-name="P14" draw:layer="layout" svg:width="6.784cm" svg:height="1.399cm" svg:x="11.742cm" svg:y="8.382cm">
          <draw:text-box>
            <text:p><text:span text:style-name="T28">w</text:span><text:span text:style-name="T29">unigram “located”</text:span><text:span text:style-name="T30"> </text:span><text:span text:style-name="T30"><text:tab/></text:span><text:span text:style-name="T31">= 0</text:span></text:p>
          </draw:text-box>
        </draw:frame>
        <draw:frame draw:style-name="gr3" draw:text-style-name="P14" draw:layer="layout" svg:width="6.784cm" svg:height="1.399cm" svg:x="11.742cm" svg:y="9.582cm">
          <draw:text-box>
            <text:p><text:span text:style-name="T28">w</text:span><text:span text:style-name="T29">unigram “Maizuru”</text:span><text:span text:style-name="T30"> </text:span><text:span text:style-name="T30"><text:tab/></text:span><text:span text:style-name="T31">= 0</text:span></text:p>
          </draw:text-box>
        </draw:frame>
        <draw:frame draw:style-name="gr3" draw:text-style-name="P14" draw:layer="layout" svg:width="6.784cm" svg:height="1.399cm" svg:x="11.742cm" svg:y="10.782cm">
          <draw:text-box>
            <text:p><text:span text:style-name="T28">w</text:span><text:span text:style-name="T29">unigram “,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3" draw:text-style-name="P14" draw:layer="layout" svg:width="6.784cm" svg:height="1.399cm" svg:x="11.742cm" svg:y="11.882cm">
          <draw:text-box>
            <text:p><text:span text:style-name="T28">w</text:span><text:span text:style-name="T29">unigram “in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3" draw:text-style-name="P14" draw:layer="layout" svg:width="6.784cm" svg:height="1.399cm" svg:x="11.742cm" svg:y="12.982cm">
          <draw:text-box>
            <text:p><text:span text:style-name="T28">w</text:span><text:span text:style-name="T29">unigram “Kyoto”</text:span><text:span text:style-name="T30"> </text:span><text:span text:style-name="T30"><text:tab/></text:span><text:span text:style-name="T31">= 0</text:span></text:p>
          </draw:text-box>
        </draw:frame>
        <draw:frame draw:style-name="gr3" draw:text-style-name="P11" draw:layer="layout" svg:width="8.054cm" svg:height="1.475cm" svg:x="2.006cm" svg:y="14.205cm">
          <draw:text-box>
            <text:p><text:span text:style-name="T21">φ</text:span><text:span text:style-name="T22">unigram “priest”</text:span><text:span text:style-name="T23">(</text:span><text:span text:style-name="T24">x</text:span><text:span text:style-name="T23">) </text:span><text:span text:style-name="T23"><text:tab/></text:span><text:span text:style-name="T23">= 0</text:span></text:p>
          </draw:text-box>
        </draw:frame>
        <draw:frame draw:style-name="gr3" draw:text-style-name="P14" draw:layer="layout" svg:width="6.784cm" svg:height="1.399cm" svg:x="11.743cm" svg:y="14.182cm">
          <draw:text-box>
            <text:p><text:span text:style-name="T28">w</text:span><text:span text:style-name="T29">unigram “priest”</text:span><text:span text:style-name="T30"> </text:span><text:span text:style-name="T30"><text:tab/></text:span><text:span text:style-name="T31">= 2</text:span></text:p>
          </draw:text-box>
        </draw:frame>
        <draw:frame draw:style-name="gr3" draw:text-style-name="P11" draw:layer="layout" svg:width="8.054cm" svg:height="1.475cm" svg:x="2.007cm" svg:y="15.405cm">
          <draw:text-box>
            <text:p><text:span text:style-name="T21">φ</text:span><text:span text:style-name="T22">unigram “black”</text:span><text:span text:style-name="T23">(</text:span><text:span text:style-name="T24">x</text:span><text:span text:style-name="T23">) </text:span><text:span text:style-name="T23"><text:tab/></text:span><text:span text:style-name="T23">= 0</text:span></text:p>
          </draw:text-box>
        </draw:frame>
        <draw:frame draw:style-name="gr3" draw:text-style-name="P14" draw:layer="layout" svg:width="6.784cm" svg:height="1.399cm" svg:x="11.744cm" svg:y="15.382cm">
          <draw:text-box>
            <text:p><text:span text:style-name="T28">w</text:span><text:span text:style-name="T29">unigram “black”</text:span><text:span text:style-name="T30"> </text:span><text:span text:style-name="T30"><text:tab/></text:span><text:span text:style-name="T31">= 0</text:span></text:p>
          </draw:text-box>
        </draw:frame>
        <draw:frame draw:style-name="gr3" draw:text-style-name="P15" draw:layer="layout" svg:width="1.052cm" svg:height="1.826cm" svg:x="10.36cm" svg:y="10.56cm">
          <draw:text-box>
            <text:p><text:span text:style-name="T32">*</text:span></text:p>
          </draw:text-box>
        </draw:frame>
        <draw:frame draw:style-name="gr3" draw:text-style-name="P15" draw:layer="layout" svg:width="1.323cm" svg:height="1.826cm" svg:x="19.16cm" svg:y="10.36cm">
          <draw:text-box>
            <text:p><text:span text:style-name="T32">=</text:span></text:p>
          </draw:text-box>
        </draw:frame>
        <draw:frame draw:style-name="gr3" draw:text-style-name="P14" draw:layer="layout" svg:width="0.972cm" svg:height="1.195cm" svg:x="20.942cm" svg:y="5.781cm">
          <draw:text-box>
            <text:p><text:span text:style-name="T31">0</text:span></text:p>
          </draw:text-box>
        </draw:frame>
        <draw:frame draw:style-name="gr3" draw:text-style-name="P14" draw:layer="layout" svg:width="1.256cm" svg:height="1.195cm" svg:x="20.942cm" svg:y="6.982cm">
          <draw:text-box>
            <text:p><text:span text:style-name="T31">-3</text:span></text:p>
          </draw:text-box>
        </draw:frame>
        <draw:frame draw:style-name="gr3" draw:text-style-name="P15" draw:layer="layout" svg:width="1.912cm" svg:height="1.826cm" svg:x="10.153cm" svg:y="16.589cm">
          <draw:text-box>
            <text:p><text:span text:style-name="T32">…</text:span></text:p>
          </draw:text-box>
        </draw:frame>
        <draw:frame draw:style-name="gr3" draw:text-style-name="P14" draw:layer="layout" svg:width="0.972cm" svg:height="1.195cm" svg:x="20.942cm" svg:y="8.382cm">
          <draw:text-box>
            <text:p><text:span text:style-name="T31">0</text:span></text:p>
          </draw:text-box>
        </draw:frame>
        <draw:frame draw:style-name="gr3" draw:text-style-name="P14" draw:layer="layout" svg:width="0.972cm" svg:height="1.195cm" svg:x="20.942cm" svg:y="9.582cm">
          <draw:text-box>
            <text:p><text:span text:style-name="T31">0</text:span></text:p>
          </draw:text-box>
        </draw:frame>
        <draw:frame draw:style-name="gr3" draw:text-style-name="P14" draw:layer="layout" svg:width="0.972cm" svg:height="1.195cm" svg:x="20.942cm" svg:y="10.682cm">
          <draw:text-box>
            <text:p><text:span text:style-name="T31">0</text:span></text:p>
          </draw:text-box>
        </draw:frame>
        <draw:frame draw:style-name="gr3" draw:text-style-name="P14" draw:layer="layout" svg:width="0.972cm" svg:height="1.195cm" svg:x="20.942cm" svg:y="11.782cm">
          <draw:text-box>
            <text:p><text:span text:style-name="T31">0</text:span></text:p>
          </draw:text-box>
        </draw:frame>
        <draw:frame draw:style-name="gr3" draw:text-style-name="P14" draw:layer="layout" svg:width="0.972cm" svg:height="1.195cm" svg:x="20.942cm" svg:y="12.983cm">
          <draw:text-box>
            <text:p><text:span text:style-name="T31">0</text:span></text:p>
          </draw:text-box>
        </draw:frame>
        <draw:frame draw:style-name="gr3" draw:text-style-name="P14" draw:layer="layout" svg:width="0.972cm" svg:height="1.195cm" svg:x="20.942cm" svg:y="14.183cm">
          <draw:text-box>
            <text:p><text:span text:style-name="T31">0</text:span></text:p>
          </draw:text-box>
        </draw:frame>
        <draw:frame draw:style-name="gr3" draw:text-style-name="P14" draw:layer="layout" svg:width="0.972cm" svg:height="1.195cm" svg:x="20.942cm" svg:y="15.383cm">
          <draw:text-box>
            <text:p><text:span text:style-name="T31">0</text:span></text:p>
          </draw:text-box>
        </draw:frame>
        <draw:frame draw:style-name="gr3" draw:text-style-name="P15" draw:layer="layout" svg:width="1.912cm" svg:height="1.826cm" svg:x="20.453cm" svg:y="16.589cm">
          <draw:text-box>
            <text:p><text:span text:style-name="T32">…</text:span></text:p>
          </draw:text-box>
        </draw:frame>
        <draw:frame draw:style-name="gr3" draw:text-style-name="P14" draw:layer="layout" svg:width="0.997cm" svg:height="1.195cm" svg:x="21.942cm" svg:y="6.282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943cm" svg:y="7.683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942cm" svg:y="8.782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943cm" svg:y="10.183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942cm" svg:y="11.382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943cm" svg:y="12.483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942cm" svg:y="13.582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943cm" svg:y="14.783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944cm" svg:y="15.884cm">
          <draw:text-box>
            <text:p><text:span text:style-name="T31">+</text:span></text:p>
          </draw:text-box>
        </draw:frame>
        <draw:frame draw:style-name="gr3" draw:text-style-name="P14" draw:layer="layout" svg:width="0.997cm" svg:height="1.195cm" svg:x="21.145cm" svg:y="18.085cm">
          <draw:text-box>
            <text:p><text:span text:style-name="T31">=</text:span></text:p>
          </draw:text-box>
        </draw:frame>
        <draw:frame draw:style-name="gr3" draw:text-style-name="P16" draw:layer="layout" svg:width="4.177cm" svg:height="1.276cm" svg:x="21.146cm" svg:y="19.186cm">
          <draw:text-box>
            <text:p><text:span text:style-name="T33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custom-shape draw:style-name="gr7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The Perceptron</text:p>
          </draw:text-box>
        </draw:frame>
        <draw:frame presentation:style-name="pr1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ink of it as a “machine” to calculate a weighted sum</text:p>
              </text:list-item>
            </text:list>
          </draw:text-box>
        </draw:frame>
        <draw:frame draw:style-name="gr5" draw:layer="layout" svg:width="7.62cm" svg:height="1.626cm" svg:x="13.06cm" svg:y="10.93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11" draw:layer="layout" svg:width="4.244cm" svg:height="1.475cm" svg:x="2.87cm" svg:y="6.9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2.87cm" svg:y="8.1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2.97cm" svg:y="11.8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2.87cm" svg:y="9.3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3.001cm" svg:y="12.9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2.999cm" svg:y="10.6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2.97cm" svg:y="14.0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2.971cm" svg:y="15.2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2.972cm" svg:y="16.4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line draw:style-name="gr4" draw:text-style-name="P6" draw:layer="layout" svg:x1="7.245cm" svg:y1="7.62cm" svg:x2="12.96cm" svg:y2="10.795cm">
          <text:p/>
        </draw:line>
        <draw:line draw:style-name="gr4" draw:text-style-name="P6" draw:layer="layout" svg:x1="7.246cm" svg:y1="8.92cm" svg:x2="12.96cm" svg:y2="11.095cm">
          <text:p/>
        </draw:line>
        <draw:line draw:style-name="gr4" draw:text-style-name="P6" draw:layer="layout" svg:x1="7.245cm" svg:y1="10.16cm" svg:x2="12.96cm" svg:y2="11.43cm">
          <text:p/>
        </draw:line>
        <draw:line draw:style-name="gr4" draw:text-style-name="P6" draw:layer="layout" svg:x1="7.245cm" svg:y1="11.16cm" svg:x2="12.961cm" svg:y2="11.89cm">
          <text:p/>
        </draw:line>
        <draw:line draw:style-name="gr4" draw:text-style-name="P6" draw:layer="layout" svg:x1="7.245cm" svg:y1="12.5cm" svg:x2="12.961cm" svg:y2="12.39cm">
          <text:p/>
        </draw:line>
        <draw:line draw:style-name="gr4" draw:text-style-name="P6" draw:layer="layout" svg:x1="7.245cm" svg:y1="13.5cm" svg:x2="12.96cm" svg:y2="12.7cm">
          <text:p/>
        </draw:line>
        <draw:line draw:style-name="gr4" draw:text-style-name="P6" draw:layer="layout" svg:x1="7.245cm" svg:y1="14.605cm" svg:x2="12.961cm" svg:y2="13.2cm">
          <text:p/>
        </draw:line>
        <draw:line draw:style-name="gr4" draw:text-style-name="P6" draw:layer="layout" svg:x1="7.245cm" svg:y1="15.606cm" svg:x2="12.96cm" svg:y2="13.335cm">
          <text:p/>
        </draw:line>
        <draw:line draw:style-name="gr4" draw:text-style-name="P6" draw:layer="layout" svg:x1="7.245cm" svg:y1="16.51cm" svg:x2="12.961cm" svg:y2="13.836cm">
          <text:p/>
        </draw:line>
        <draw:frame draw:style-name="gr8" draw:text-style-name="P17" draw:layer="layout" svg:width="0.934cm" svg:height="1.119cm" svg:x="8.55cm" svg:y="7.555cm">
          <draw:text-box>
            <text:p><text:span text:style-name="T34">0</text:span></text:p>
          </draw:text-box>
        </draw:frame>
        <draw:frame draw:style-name="gr8" draw:text-style-name="P17" draw:layer="layout" svg:width="1.192cm" svg:height="1.119cm" svg:x="8.55cm" svg:y="8.656cm">
          <draw:text-box>
            <text:p><text:span text:style-name="T34">-3</text:span></text:p>
          </draw:text-box>
        </draw:frame>
        <draw:frame draw:style-name="gr8" draw:text-style-name="P17" draw:layer="layout" svg:width="0.934cm" svg:height="1.119cm" svg:x="8.55cm" svg:y="9.657cm">
          <draw:text-box>
            <text:p><text:span text:style-name="T34">0</text:span></text:p>
          </draw:text-box>
        </draw:frame>
        <draw:frame draw:style-name="gr8" draw:text-style-name="P17" draw:layer="layout" svg:width="0.934cm" svg:height="1.119cm" svg:x="8.55cm" svg:y="10.458cm">
          <draw:text-box>
            <text:p><text:span text:style-name="T34">0</text:span></text:p>
          </draw:text-box>
        </draw:frame>
        <draw:frame draw:style-name="gr8" draw:text-style-name="P17" draw:layer="layout" svg:width="0.934cm" svg:height="1.119cm" svg:x="8.55cm" svg:y="11.459cm">
          <draw:text-box>
            <text:p><text:span text:style-name="T34">0</text:span></text:p>
          </draw:text-box>
        </draw:frame>
        <draw:frame draw:style-name="gr8" draw:text-style-name="P17" draw:layer="layout" svg:width="0.934cm" svg:height="1.119cm" svg:x="8.55cm" svg:y="12.36cm">
          <draw:text-box>
            <text:p><text:span text:style-name="T34">0</text:span></text:p>
          </draw:text-box>
        </draw:frame>
        <draw:frame draw:style-name="gr8" draw:text-style-name="P17" draw:layer="layout" svg:width="0.934cm" svg:height="1.119cm" svg:x="8.55cm" svg:y="13.161cm">
          <draw:text-box>
            <text:p><text:span text:style-name="T34">0</text:span></text:p>
          </draw:text-box>
        </draw:frame>
        <draw:frame draw:style-name="gr8" draw:text-style-name="P17" draw:layer="layout" svg:width="0.934cm" svg:height="1.119cm" svg:x="8.55cm" svg:y="13.962cm">
          <draw:text-box>
            <text:p><text:span text:style-name="T34">2</text:span></text:p>
          </draw:text-box>
        </draw:frame>
        <draw:frame draw:style-name="gr8" draw:text-style-name="P17" draw:layer="layout" svg:width="0.934cm" svg:height="1.119cm" svg:x="8.55cm" svg:y="14.763cm">
          <draw:text-box>
            <text:p><text:span text:style-name="T34">0</text:span></text:p>
          </draw:text-box>
        </draw:frame>
        <draw:line draw:style-name="gr4" draw:text-style-name="P6" draw:layer="layout" svg:x1="20.58cm" svg:y1="11.865cm" svg:x2="22.485cm" svg:y2="11.865cm">
          <text:p/>
        </draw:line>
        <draw:frame draw:style-name="gr3" draw:text-style-name="P16" draw:layer="layout" svg:width="1.319cm" svg:height="1.276cm" svg:x="22.485cm" svg:y="11.284cm">
          <draw:text-box>
            <text:p><text:span text:style-name="T35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roblem: Linear Constraint</text:p>
          </draw:text-box>
        </draw:frame>
        <draw:frame presentation:style-name="pr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Perceptron cannot achieve high accuracy on non-linear functions</text:p>
              </text:list-item>
            </text:list>
          </draw:text-box>
        </draw:frame>
        <draw:frame draw:style-name="gr3" draw:text-style-name="P19" draw:layer="layout" svg:width="1.116cm" svg:height="1.276cm" svg:x="10.617cm" svg:y="11.026cm">
          <draw:text-box>
            <text:p text:style-name="P18"><text:span text:style-name="T36">X</text:span></text:p>
          </draw:text-box>
        </draw:frame>
        <draw:frame draw:style-name="gr3" draw:text-style-name="P21" draw:layer="layout" svg:width="1.217cm" svg:height="1.276cm" svg:x="10.618cm" svg:y="15.026cm">
          <draw:text-box>
            <text:p text:style-name="P20"><text:span text:style-name="T37">O</text:span></text:p>
          </draw:text-box>
        </draw:frame>
        <draw:frame draw:style-name="gr3" draw:text-style-name="P21" draw:layer="layout" svg:width="1.217cm" svg:height="1.276cm" svg:x="14.618cm" svg:y="11.026cm">
          <draw:text-box>
            <text:p><text:span text:style-name="T37">O</text:span></text:p>
          </draw:text-box>
        </draw:frame>
        <draw:frame draw:style-name="gr9" draw:text-style-name="P19" draw:layer="layout" svg:width="1.116cm" svg:height="1.426cm" svg:x="14.618cm" svg:y="15.026cm">
          <draw:text-box>
            <text:p><text:span text:style-name="T36">X</text:span></text:p>
          </draw:text-box>
        </draw:frame>
        <draw:line draw:style-name="gr10" draw:text-style-name="P6" draw:layer="layout" svg:x1="13.135cm" svg:y1="8.256cm" svg:x2="13.135cm" svg:y2="20.321cm">
          <text:p/>
        </draw:line>
        <draw:line draw:style-name="gr10" draw:text-style-name="P6" draw:layer="layout" svg:x1="6.985cm" svg:y1="13.671cm" svg:x2="20.32cm" svg:y2="13.671cm">
          <text:p/>
        </draw:lin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eural Networks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Neural networks connect multiple perceptrons together</text:p>
              </text:list-item>
            </text:list>
          </draw:text-box>
        </draw:frame>
        <draw:frame draw:style-name="gr3" draw:text-style-name="P11" draw:layer="layout" svg:width="4.244cm" svg:height="1.475cm" svg:x="4.971cm" svg:y="7.1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971cm" svg:y="8.3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1cm" svg:y="12.0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4.971cm" svg:y="9.5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102cm" svg:y="13.1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5.1cm" svg:y="10.8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5.071cm" svg:y="14.2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2cm" svg:y="15.4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5.073cm" svg:y="16.6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4" draw:text-style-name="P6" draw:layer="layout" svg:x1="9.346cm" svg:y1="7.82cm" svg:x2="11.955cm" svg:y2="12.265cm">
            <text:p/>
          </draw:line>
          <draw:line draw:style-name="gr4" draw:text-style-name="P6" draw:layer="layout" svg:x1="9.346cm" svg:y1="9.12cm" svg:x2="11.955cm" svg:y2="12.265cm">
            <text:p/>
          </draw:line>
          <draw:line draw:style-name="gr4" draw:text-style-name="P6" draw:layer="layout" svg:x1="9.346cm" svg:y1="10.36cm" svg:x2="11.955cm" svg:y2="12.265cm">
            <text:p/>
          </draw:line>
          <draw:line draw:style-name="gr4" draw:text-style-name="P6" draw:layer="layout" svg:x1="9.346cm" svg:y1="11.36cm" svg:x2="11.924cm" svg:y2="12.09cm">
            <text:p/>
          </draw:line>
          <draw:line draw:style-name="gr4" draw:text-style-name="P6" draw:layer="layout" svg:x1="9.346cm" svg:y1="12.7cm" svg:x2="11.955cm" svg:y2="12.265cm">
            <text:p/>
          </draw:line>
          <draw:line draw:style-name="gr4" draw:text-style-name="P6" draw:layer="layout" svg:x1="9.346cm" svg:y1="13.7cm" svg:x2="11.955cm" svg:y2="12.265cm">
            <text:p/>
          </draw:line>
          <draw:line draw:style-name="gr4" draw:text-style-name="P6" draw:layer="layout" svg:x1="9.346cm" svg:y1="14.805cm" svg:x2="11.955cm" svg:y2="12.265cm">
            <text:p/>
          </draw:line>
          <draw:line draw:style-name="gr4" draw:text-style-name="P6" draw:layer="layout" svg:x1="9.346cm" svg:y1="15.806cm" svg:x2="11.955cm" svg:y2="12.265cm">
            <text:p/>
          </draw:line>
          <draw:line draw:style-name="gr4" draw:text-style-name="P6" draw:layer="layout" svg:x1="9.346cm" svg:y1="16.71cm" svg:x2="11.955cm" svg:y2="12.265cm">
            <text:p/>
          </draw:line>
        </draw:g>
        <draw:custom-shape draw:style-name="gr7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5cm" svg:y1="13.535cm" svg:x2="11.956cm" svg:y2="8.465cm">
          <text:p/>
        </draw:line>
        <draw:line draw:style-name="gr4" draw:text-style-name="P6" draw:layer="layout" svg:x1="9.415cm" svg:y1="14.805cm" svg:x2="11.956cm" svg:y2="8.465cm">
          <text:p/>
        </draw:line>
        <draw:line draw:style-name="gr4" draw:text-style-name="P6" draw:layer="layout" svg:x1="9.415cm" svg:y1="16.075cm" svg:x2="11.956cm" svg:y2="8.465cm">
          <text:p/>
        </draw:line>
        <draw:line draw:style-name="gr4" draw:text-style-name="P6" draw:layer="layout" svg:x1="9.347cm" svg:y1="7.56cm" svg:x2="11.925cm" svg:y2="8.29cm">
          <text:p/>
        </draw:line>
        <draw:line draw:style-name="gr4" draw:text-style-name="P6" draw:layer="layout" svg:x1="9.347cm" svg:y1="8.9cm" svg:x2="11.956cm" svg:y2="8.465cm">
          <text:p/>
        </draw:line>
        <draw:line draw:style-name="gr4" draw:text-style-name="P6" draw:layer="layout" svg:x1="9.347cm" svg:y1="9.9cm" svg:x2="11.956cm" svg:y2="8.465cm">
          <text:p/>
        </draw:line>
        <draw:line draw:style-name="gr4" draw:text-style-name="P6" draw:layer="layout" svg:x1="9.347cm" svg:y1="11.005cm" svg:x2="11.956cm" svg:y2="8.465cm">
          <text:p/>
        </draw:line>
        <draw:line draw:style-name="gr4" draw:text-style-name="P6" draw:layer="layout" svg:x1="9.347cm" svg:y1="12.006cm" svg:x2="11.956cm" svg:y2="8.465cm">
          <text:p/>
        </draw:line>
        <draw:line draw:style-name="gr4" draw:text-style-name="P6" draw:layer="layout" svg:x1="9.415cm" svg:y1="16.71cm" svg:x2="11.956cm" svg:y2="8.465cm">
          <text:p/>
        </draw:line>
        <draw:line draw:style-name="gr4" draw:text-style-name="P6" draw:layer="layout" svg:x1="9.347cm" svg:y1="12.32cm" svg:x2="11.956cm" svg:y2="16.765cm">
          <text:p/>
        </draw:line>
        <draw:line draw:style-name="gr4" draw:text-style-name="P6" draw:layer="layout" svg:x1="9.347cm" svg:y1="13.62cm" svg:x2="11.956cm" svg:y2="16.765cm">
          <text:p/>
        </draw:line>
        <draw:line draw:style-name="gr4" draw:text-style-name="P6" draw:layer="layout" svg:x1="9.347cm" svg:y1="14.86cm" svg:x2="11.956cm" svg:y2="16.765cm">
          <text:p/>
        </draw:line>
        <draw:line draw:style-name="gr4" draw:text-style-name="P6" draw:layer="layout" svg:x1="9.347cm" svg:y1="15.86cm" svg:x2="11.925cm" svg:y2="16.59cm">
          <text:p/>
        </draw:line>
        <draw:line draw:style-name="gr4" draw:text-style-name="P6" draw:layer="layout" svg:x1="9.347cm" svg:y1="17.2cm" svg:x2="11.956cm" svg:y2="16.765cm">
          <text:p/>
        </draw:line>
        <draw:line draw:style-name="gr4" draw:text-style-name="P6" draw:layer="layout" svg:x1="9.415cm" svg:y1="11.63cm" svg:x2="11.956cm" svg:y2="16.765cm">
          <text:p/>
        </draw:line>
        <draw:line draw:style-name="gr4" draw:text-style-name="P6" draw:layer="layout" svg:x1="9.415cm" svg:y1="10.36cm" svg:x2="11.956cm" svg:y2="16.765cm">
          <text:p/>
        </draw:line>
        <draw:line draw:style-name="gr4" draw:text-style-name="P6" draw:layer="layout" svg:x1="9.415cm" svg:y1="9.09cm" svg:x2="11.956cm" svg:y2="16.765cm">
          <text:p/>
        </draw:line>
        <draw:line draw:style-name="gr4" draw:text-style-name="P6" draw:layer="layout" svg:x1="9.415cm" svg:y1="7.82cm" svg:x2="11.956cm" svg:y2="16.765cm">
          <text:p/>
        </draw:line>
        <draw:custom-shape draw:style-name="gr7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cm" svg:y1="8.455cm" svg:x2="16.505cm" svg:y2="12.265cm">
          <text:p/>
        </draw:line>
        <draw:line draw:style-name="gr4" draw:text-style-name="P6" draw:layer="layout" svg:x1="13.33cm" svg:y1="12.265cm" svg:x2="16.506cm" svg:y2="12.265cm">
          <text:p/>
        </draw:line>
        <draw:line draw:style-name="gr4" draw:text-style-name="P6" draw:layer="layout" svg:x1="13.33cm" svg:y1="16.71cm" svg:x2="16.506cm" svg:y2="12.265cm">
          <text:p/>
        </draw:line>
        <draw:line draw:style-name="gr4" draw:text-style-name="P6" draw:layer="layout" svg:x1="17.63cm" svg:y1="12.265cm" svg:x2="20.806cm" svg:y2="12.265cm">
          <text:p/>
        </draw:line>
        <draw:frame draw:style-name="gr3" draw:text-style-name="P16" draw:layer="layout" svg:width="1.319cm" svg:height="1.276cm" svg:x="20.955cm" svg:y="11.63cm">
          <draw:text-box>
            <text:p><text:span text:style-name="T35">-1</text:span></text:p>
          </draw:text-box>
        </draw:frame>
        <draw:frame presentation:style-name="pr10" draw:layer="layout" svg:width="25.199cm" svg:height="1.102cm" svg:x="1.472cm" svg:y="18.88cm" presentation:class="outline" presentation:user-transformed="true">
          <draw:text-box>
            <text:list text:style-name="L2">
              <text:list-item>
                <text:p>Motivation: Can express non-linear func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: </text:p>
          </draw:text-box>
        </draw:frame>
        <draw:frame presentation:style-name="pr1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Build two classifiers:</text:p>
              </text:list-item>
            </text:list>
          </draw:text-box>
        </draw:frame>
        <draw:frame draw:style-name="gr3" draw:text-style-name="P19" draw:layer="layout" svg:width="1.116cm" svg:height="1.276cm" svg:x="2.217cm" svg:y="8.726cm">
          <draw:text-box>
            <text:p text:style-name="P22"><text:span text:style-name="T36">X</text:span></text:p>
          </draw:text-box>
        </draw:frame>
        <draw:frame draw:style-name="gr3" draw:text-style-name="P21" draw:layer="layout" svg:width="1.217cm" svg:height="1.276cm" svg:x="2.218cm" svg:y="12.726cm">
          <draw:text-box>
            <text:p text:style-name="P23"><text:span text:style-name="T37">O</text:span></text:p>
          </draw:text-box>
        </draw:frame>
        <draw:frame draw:style-name="gr3" draw:text-style-name="P21" draw:layer="layout" svg:width="1.217cm" svg:height="1.276cm" svg:x="6.218cm" svg:y="8.726cm">
          <draw:text-box>
            <text:p text:style-name="P24"><text:span text:style-name="T37">O</text:span></text:p>
          </draw:text-box>
        </draw:frame>
        <draw:frame draw:style-name="gr9" draw:text-style-name="P19" draw:layer="layout" svg:width="1.116cm" svg:height="1.426cm" svg:x="6.218cm" svg:y="12.726cm">
          <draw:text-box>
            <text:p text:style-name="P24"><text:span text:style-name="T36">X</text:span></text:p>
          </draw:text-box>
        </draw:frame>
        <draw:line draw:style-name="gr10" draw:text-style-name="P6" draw:layer="layout" svg:x1="4.835cm" svg:y1="9.156cm" svg:x2="4.835cm" svg:y2="13.6cm">
          <text:p/>
        </draw:line>
        <draw:line draw:style-name="gr10" draw:text-style-name="P6" draw:layer="layout" svg:x1="2.385cm" svg:y1="11.371cm" svg:x2="7.375cm" svg:y2="11.371cm">
          <text:p/>
        </draw:line>
        <draw:frame draw:style-name="gr3" draw:text-style-name="P8" draw:layer="layout" svg:width="4.858cm" svg:height="1.374cm" svg:x="5.936cm" svg:y="6.99cm">
          <draw:text-box>
            <text:p text:style-name="P8"><text:span text:style-name="T38">φ</text:span><text:span text:style-name="T10">(</text:span><text:span text:style-name="T39">x</text:span><text:span text:style-name="T40">2</text:span><text:span text:style-name="T10">) = {1, 1}</text:span></text:p>
          </draw:text-box>
        </draw:frame>
        <draw:frame draw:style-name="gr3" draw:text-style-name="P8" draw:layer="layout" svg:width="5.116cm" svg:height="1.374cm" svg:x="0.736cm" svg:y="6.99cm">
          <draw:text-box>
            <text:p text:style-name="P8"><text:span text:style-name="T38">φ</text:span><text:span text:style-name="T10">(</text:span><text:span text:style-name="T39">x</text:span><text:span text:style-name="T40">1</text:span><text:span text:style-name="T10">) = {-1, 1}</text:span></text:p>
          </draw:text-box>
        </draw:frame>
        <draw:frame draw:style-name="gr3" draw:text-style-name="P8" draw:layer="layout" svg:width="5.116cm" svg:height="1.374cm" svg:x="5.936cm" svg:y="14.29cm">
          <draw:text-box>
            <text:p text:style-name="P8"><text:span text:style-name="T38">φ</text:span><text:span text:style-name="T10">(</text:span><text:span text:style-name="T39">x</text:span><text:span text:style-name="T40">4</text:span><text:span text:style-name="T10">) = {1, -1}</text:span></text:p>
          </draw:text-box>
        </draw:frame>
        <draw:frame draw:style-name="gr3" draw:text-style-name="P8" draw:layer="layout" svg:width="5.374cm" svg:height="1.374cm" svg:x="0.736cm" svg:y="14.29cm">
          <draw:text-box>
            <text:p text:style-name="P8"><text:span text:style-name="T38">φ</text:span><text:span text:style-name="T10">(</text:span><text:span text:style-name="T39">x</text:span><text:span text:style-name="T40">3</text:span><text:span text:style-name="T10">) = {-1, -1}</text:span></text:p>
          </draw:text-box>
        </draw:frame>
        <draw:custom-shape draw:style-name="gr11" draw:text-style-name="P25" xml:id="id1" draw:id="id1" draw:layer="layout" svg:width="1.27cm" svg:height="2.54cm" svg:x="17.714cm" svg:y="8.525cm">
          <text:p text:style-name="P25"><text:span text:style-name="T41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25" xml:id="id14" draw:id="id14" draw:layer="layout" svg:width="1.27cm" svg:height="2.54cm" svg:x="17.714cm" svg:y="14.125cm">
          <text:p text:style-name="P6"><text:span text:style-name="T41">w2</text:span></text:p>
          <draw:enhanced-geometry svg:viewBox="0 0 21600 21600" draw:type="rectangle" draw:enhanced-path="M 0 0 L 21600 0 21600 21600 0 21600 0 0 Z N"/>
        </draw:custom-shape>
        <draw:frame draw:style-name="gr3" draw:text-style-name="P26" xml:id="id2" draw:id="id2" draw:layer="layout" svg:width="1.395cm" svg:height="1.579cm" svg:x="13.964cm" svg:y="6.85cm">
          <draw:text-box>
            <text:p text:style-name="P26"><text:span text:style-name="T42">φ</text:span><text:span text:style-name="T43">1</text:span></text:p>
          </draw:text-box>
        </draw:frame>
        <draw:frame draw:style-name="gr3" draw:text-style-name="P27" xml:id="id3" draw:id="id3" draw:layer="layout" svg:width="1.395cm" svg:height="1.579cm" svg:x="13.964cm" svg:y="8.75cm">
          <draw:text-box>
            <text:p text:style-name="P27"><text:span text:style-name="T44">φ</text:span><text:span text:style-name="T45">2</text:span></text:p>
          </draw:text-box>
        </draw:frame>
        <draw:frame draw:style-name="gr3" draw:text-style-name="P27" xml:id="id4" draw:id="id4" draw:layer="layout" svg:width="1.014cm" svg:height="1.276cm" svg:x="14.164cm" svg:y="10.75cm">
          <draw:text-box>
            <text:p text:style-name="P27"><text:span text:style-name="T44">1</text:span></text:p>
          </draw:text-box>
        </draw:frame>
        <draw:frame draw:style-name="gr3" draw:text-style-name="P27" xml:id="id15" draw:id="id15" draw:layer="layout" svg:width="1.395cm" svg:height="1.579cm" svg:x="13.964cm" svg:y="12.851cm">
          <draw:text-box>
            <text:p text:style-name="P27"><text:span text:style-name="T44">φ</text:span><text:span text:style-name="T45">1</text:span></text:p>
          </draw:text-box>
        </draw:frame>
        <draw:frame draw:style-name="gr3" draw:text-style-name="P27" xml:id="id16" draw:id="id16" draw:layer="layout" svg:width="1.395cm" svg:height="1.579cm" svg:x="13.964cm" svg:y="14.751cm">
          <draw:text-box>
            <text:p text:style-name="P27"><text:span text:style-name="T44">φ</text:span><text:span text:style-name="T45">2</text:span></text:p>
          </draw:text-box>
        </draw:frame>
        <draw:frame draw:style-name="gr3" draw:text-style-name="P27" xml:id="id17" draw:id="id17" draw:layer="layout" svg:width="1.014cm" svg:height="1.276cm" svg:x="14.164cm" svg:y="16.751cm">
          <draw:text-box>
            <text:p text:style-name="P27"><text:span text:style-name="T44">1</text:span></text:p>
          </draw:text-box>
        </draw:frame>
        <draw:line draw:style-name="gr4" draw:text-style-name="P6" xml:id="id5" draw:id="id5" draw:layer="layout" svg:x1="15.24cm" svg:y1="7.62cm" svg:x2="17.78cm" svg:y2="9.525cm">
          <text:p/>
        </draw:line>
        <draw:line draw:style-name="gr4" draw:text-style-name="P6" xml:id="id6" draw:id="id6" draw:layer="layout" svg:x1="15.24cm" svg:y1="9.525cm" svg:x2="17.779cm" svg:y2="9.525cm">
          <text:p/>
        </draw:line>
        <draw:line draw:style-name="gr4" draw:text-style-name="P6" xml:id="id7" draw:id="id7" draw:layer="layout" svg:x1="15.24cm" svg:y1="11.43cm" svg:x2="17.779cm" svg:y2="9.525cm">
          <text:p/>
        </draw:line>
        <draw:line draw:style-name="gr4" draw:text-style-name="P6" xml:id="id18" draw:id="id18" draw:layer="layout" svg:x1="15.239cm" svg:y1="13.519cm" svg:x2="17.779cm" svg:y2="15.424cm">
          <text:p/>
        </draw:line>
        <draw:line draw:style-name="gr4" draw:text-style-name="P6" xml:id="id19" draw:id="id19" draw:layer="layout" svg:x1="15.239cm" svg:y1="15.424cm" svg:x2="17.778cm" svg:y2="15.424cm">
          <text:p/>
        </draw:line>
        <draw:line draw:style-name="gr4" draw:text-style-name="P6" xml:id="id20" draw:id="id20" draw:layer="layout" svg:x1="15.239cm" svg:y1="17.329cm" svg:x2="17.778cm" svg:y2="15.424cm">
          <text:p/>
        </draw:line>
        <draw:frame draw:style-name="gr3" draw:text-style-name="P28" xml:id="id8" draw:id="id8" draw:layer="layout" svg:width="1.014cm" svg:height="1.276cm" svg:x="15.875cm" svg:y="7.05cm">
          <draw:text-box>
            <text:p text:style-name="P28"><text:span text:style-name="T46">1</text:span></text:p>
          </draw:text-box>
        </draw:frame>
        <draw:frame draw:style-name="gr3" draw:text-style-name="P28" xml:id="id9" draw:id="id9" draw:layer="layout" svg:width="1.014cm" svg:height="1.276cm" svg:x="15.875cm" svg:y="8.45cm">
          <draw:text-box>
            <text:p text:style-name="P28"><text:span text:style-name="T46">1</text:span></text:p>
          </draw:text-box>
        </draw:frame>
        <draw:frame draw:style-name="gr3" draw:text-style-name="P28" xml:id="id10" draw:id="id10" draw:layer="layout" svg:width="1.319cm" svg:height="1.276cm" svg:x="15.875cm" svg:y="10.65cm">
          <draw:text-box>
            <text:p text:style-name="P28"><text:span text:style-name="T46">-1</text:span></text:p>
          </draw:text-box>
        </draw:frame>
        <draw:frame draw:style-name="gr3" draw:text-style-name="P28" xml:id="id21" draw:id="id21" draw:layer="layout" svg:width="1.319cm" svg:height="1.276cm" svg:x="15.575cm" svg:y="12.95cm">
          <draw:text-box>
            <text:p text:style-name="P28"><text:span text:style-name="T46">-1</text:span></text:p>
          </draw:text-box>
        </draw:frame>
        <draw:frame draw:style-name="gr3" draw:text-style-name="P28" xml:id="id22" draw:id="id22" draw:layer="layout" svg:width="1.319cm" svg:height="1.276cm" svg:x="15.575cm" svg:y="14.35cm">
          <draw:text-box>
            <text:p text:style-name="P28"><text:span text:style-name="T46">-1</text:span></text:p>
          </draw:text-box>
        </draw:frame>
        <draw:frame draw:style-name="gr3" draw:text-style-name="P28" xml:id="id23" draw:id="id23" draw:layer="layout" svg:width="1.319cm" svg:height="1.276cm" svg:x="15.576cm" svg:y="16.45cm">
          <draw:text-box>
            <text:p text:style-name="P28"><text:span text:style-name="T46">-1</text:span></text:p>
          </draw:text-box>
        </draw:frame>
        <draw:g xml:id="id11" draw:id="id11">
          <draw:line draw:style-name="gr13" draw:text-style-name="P6" draw:layer="layout" svg:x1="4.31cm" svg:y1="9.06cm" svg:x2="7.485cm" svg:y2="12.235cm">
            <text:p/>
          </draw:line>
          <draw:line draw:style-name="gr14" draw:text-style-name="P6" draw:layer="layout" svg:x1="5.78cm" svg:y1="10.53cm" svg:x2="6.415cm" svg:y2="9.895cm">
            <text:p/>
          </draw:line>
        </draw:g>
        <draw:line draw:style-name="gr4" draw:text-style-name="P6" xml:id="id12" draw:id="id12" draw:layer="layout" svg:x1="18.95cm" svg:y1="9.625cm" svg:x2="20.855cm" svg:y2="9.625cm">
          <text:p/>
        </draw:line>
        <draw:line draw:style-name="gr4" draw:text-style-name="P6" xml:id="id24" draw:id="id24" draw:layer="layout" svg:x1="18.95cm" svg:y1="15.475cm" svg:x2="20.855cm" svg:y2="15.475cm">
          <text:p/>
        </draw:line>
        <draw:g xml:id="id25" draw:id="id25">
          <draw:line draw:style-name="gr15" draw:text-style-name="P6" draw:layer="layout" svg:x1="5.684cm" svg:y1="13.634cm" svg:x2="2.509cm" svg:y2="10.459cm">
            <text:p/>
          </draw:line>
          <draw:line draw:style-name="gr16" draw:text-style-name="P6" draw:layer="layout" svg:x1="4.214cm" svg:y1="12.164cm" svg:x2="3.579cm" svg:y2="12.799cm">
            <text:p/>
          </draw:line>
        </draw:g>
        <draw:frame draw:style-name="gr3" draw:layer="layout" svg:width="1.116cm" svg:height="1.171cm" svg:x="7.601cm" svg:y="10.765cm">
          <draw:text-box>
            <text:p>φ<text:span text:style-name="T47">1</text:span></text:p>
          </draw:text-box>
        </draw:frame>
        <draw:frame draw:style-name="gr3" draw:layer="layout" svg:width="1.116cm" svg:height="1.171cm" svg:x="4.601cm" svg:y="8.366cm">
          <draw:text-box>
            <text:p>φ<text:span text:style-name="T47">2</text:span></text:p>
          </draw:text-box>
        </draw:frame>
        <draw:frame draw:style-name="gr3" draw:text-style-name="P16" xml:id="id13" draw:id="id13" draw:layer="layout" svg:width="1.259cm" svg:height="1.579cm" svg:x="20.965cm" svg:y="8.851cm">
          <draw:text-box>
            <text:p text:style-name="P16"><text:span text:style-name="T35">y</text:span><text:span text:style-name="T48">1</text:span></text:p>
          </draw:text-box>
        </draw:frame>
        <draw:frame draw:style-name="gr3" draw:text-style-name="P16" xml:id="id26" draw:id="id26" draw:layer="layout" svg:width="1.259cm" svg:height="1.579cm" svg:x="20.966cm" svg:y="14.752cm">
          <draw:text-box>
            <text:p text:style-name="P16"><text:span text:style-name="T35">y</text:span><text:span text:style-name="T48">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6" smil:attributeName="visibility" smil:to="visible"/>
                  <anim:animate smil:dur="0.5s" smil:fill="hold" smil:targetElement="id26" smil:attributeName="x" smil:values="x;x" smil:keyTimes="0;1"/>
                  <anim:animate smil:dur="0.5s" smil:fill="hold" smil:targetElement="id26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: </text:p>
          </draw:text-box>
        </draw:frame>
        <draw:frame presentation:style-name="pr1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ese classifiers map the points to a new space</text:p>
              </text:list-item>
            </text:list>
          </draw:text-box>
        </draw:frame>
        <draw:frame draw:style-name="gr3" draw:text-style-name="P19" draw:layer="layout" svg:width="1.116cm" svg:height="1.276cm" svg:x="2.217cm" svg:y="8.726cm">
          <draw:text-box>
            <text:p text:style-name="P22"><text:span text:style-name="T36">X</text:span></text:p>
          </draw:text-box>
        </draw:frame>
        <draw:frame draw:style-name="gr3" draw:text-style-name="P21" draw:layer="layout" svg:width="1.217cm" svg:height="1.276cm" svg:x="2.218cm" svg:y="12.726cm">
          <draw:text-box>
            <text:p text:style-name="P23"><text:span text:style-name="T37">O</text:span></text:p>
          </draw:text-box>
        </draw:frame>
        <draw:frame draw:style-name="gr3" draw:text-style-name="P21" draw:layer="layout" svg:width="1.217cm" svg:height="1.276cm" svg:x="6.218cm" svg:y="8.726cm">
          <draw:text-box>
            <text:p text:style-name="P24"><text:span text:style-name="T37">O</text:span></text:p>
          </draw:text-box>
        </draw:frame>
        <draw:frame draw:style-name="gr9" draw:text-style-name="P19" draw:layer="layout" svg:width="1.116cm" svg:height="1.426cm" svg:x="6.218cm" svg:y="12.726cm">
          <draw:text-box>
            <text:p text:style-name="P24"><text:span text:style-name="T36">X</text:span></text:p>
          </draw:text-box>
        </draw:frame>
        <draw:line draw:style-name="gr10" draw:text-style-name="P6" draw:layer="layout" svg:x1="4.835cm" svg:y1="9.156cm" svg:x2="4.835cm" svg:y2="13.6cm">
          <text:p/>
        </draw:line>
        <draw:line draw:style-name="gr10" draw:text-style-name="P6" draw:layer="layout" svg:x1="2.385cm" svg:y1="11.371cm" svg:x2="7.375cm" svg:y2="11.371cm">
          <text:p/>
        </draw:line>
        <draw:frame draw:style-name="gr3" draw:text-style-name="P8" draw:layer="layout" svg:width="4.858cm" svg:height="1.374cm" svg:x="5.936cm" svg:y="6.99cm">
          <draw:text-box>
            <text:p text:style-name="P8"><text:span text:style-name="T38">φ</text:span><text:span text:style-name="T10">(</text:span><text:span text:style-name="T39">x</text:span><text:span text:style-name="T40">2</text:span><text:span text:style-name="T10">) = {1, 1}</text:span></text:p>
          </draw:text-box>
        </draw:frame>
        <draw:frame draw:style-name="gr3" draw:text-style-name="P8" draw:layer="layout" svg:width="5.116cm" svg:height="1.374cm" svg:x="0.736cm" svg:y="6.99cm">
          <draw:text-box>
            <text:p text:style-name="P8"><text:span text:style-name="T38">φ</text:span><text:span text:style-name="T10">(</text:span><text:span text:style-name="T39">x</text:span><text:span text:style-name="T40">1</text:span><text:span text:style-name="T10">) = {-1, 1}</text:span></text:p>
          </draw:text-box>
        </draw:frame>
        <draw:frame draw:style-name="gr3" draw:text-style-name="P8" draw:layer="layout" svg:width="5.116cm" svg:height="1.374cm" svg:x="5.936cm" svg:y="14.29cm">
          <draw:text-box>
            <text:p text:style-name="P8"><text:span text:style-name="T38">φ</text:span><text:span text:style-name="T10">(</text:span><text:span text:style-name="T39">x</text:span><text:span text:style-name="T40">4</text:span><text:span text:style-name="T10">) = {1, -1}</text:span></text:p>
          </draw:text-box>
        </draw:frame>
        <draw:frame draw:style-name="gr3" draw:text-style-name="P8" draw:layer="layout" svg:width="5.374cm" svg:height="1.374cm" svg:x="0.736cm" svg:y="14.29cm">
          <draw:text-box>
            <text:p text:style-name="P8"><text:span text:style-name="T38">φ</text:span><text:span text:style-name="T10">(</text:span><text:span text:style-name="T39">x</text:span><text:span text:style-name="T40">3</text:span><text:span text:style-name="T10">) = {-1, -1}</text:span></text:p>
          </draw:text-box>
        </draw:frame>
        <draw:custom-shape draw:style-name="gr11" draw:text-style-name="P29" draw:layer="layout" svg:width="1.27cm" svg:height="2.54cm" svg:x="12.314cm" svg:y="15.125cm">
          <text:p text:style-name="P29"><text:span text:style-name="T41">1</text:span></text:p>
          <text:p text:style-name="P29"><text:span text:style-name="T41">1</text:span></text:p>
          <text:p text:style-name="P29"><text:span text:style-name="T41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2.54cm" svg:x="12.314cm" svg:y="18.125cm">
          <text:p text:style-name="P30"><text:span text:style-name="T41">-1</text:span></text:p>
          <text:p text:style-name="P30"><text:span text:style-name="T41">-1</text:span></text:p>
          <text:p text:style-name="P30"><text:span text:style-name="T41">-1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6" draw:layer="layout" svg:x1="4.31cm" svg:y1="9.06cm" svg:x2="7.485cm" svg:y2="12.235cm">
            <text:p/>
          </draw:line>
          <draw:line draw:style-name="gr14" draw:text-style-name="P6" draw:layer="layout" svg:x1="5.78cm" svg:y1="10.53cm" svg:x2="6.415cm" svg:y2="9.895cm">
            <text:p/>
          </draw:line>
        </draw:g>
        <draw:line draw:style-name="gr4" draw:text-style-name="P6" draw:layer="layout" svg:x1="13.65cm" svg:y1="19.475cm" svg:x2="14.285cm" svg:y2="19.475cm">
          <text:p/>
        </draw:line>
        <draw:g>
          <draw:line draw:style-name="gr15" draw:text-style-name="P6" draw:layer="layout" svg:x1="5.684cm" svg:y1="13.634cm" svg:x2="2.509cm" svg:y2="10.459cm">
            <text:p/>
          </draw:line>
          <draw:line draw:style-name="gr16" draw:text-style-name="P6" draw:layer="layout" svg:x1="4.214cm" svg:y1="12.164cm" svg:x2="3.579cm" svg:y2="12.799cm">
            <text:p/>
          </draw:line>
        </draw:g>
        <draw:frame draw:style-name="gr3" draw:text-style-name="P31" draw:layer="layout" svg:width="1.116cm" svg:height="1.171cm" svg:x="7.601cm" svg:y="10.765cm">
          <draw:text-box>
            <text:p text:style-name="P31">φ<text:span text:style-name="T47">1</text:span></text:p>
          </draw:text-box>
        </draw:frame>
        <draw:frame draw:style-name="gr3" draw:text-style-name="P31" draw:layer="layout" svg:width="1.116cm" svg:height="1.171cm" svg:x="4.601cm" svg:y="8.366cm">
          <draw:text-box>
            <text:p text:style-name="P31">φ<text:span text:style-name="T47">2</text:span></text:p>
          </draw:text-box>
        </draw:frame>
        <draw:frame draw:style-name="gr3" draw:text-style-name="P16" draw:layer="layout" svg:width="1.259cm" svg:height="1.579cm" svg:x="14.266cm" svg:y="18.752cm">
          <draw:text-box>
            <text:p text:style-name="P16"><text:span text:style-name="T35">y</text:span><text:span text:style-name="T48">2</text:span></text:p>
          </draw:text-box>
        </draw:frame>
        <draw:line draw:style-name="gr4" draw:text-style-name="P6" draw:layer="layout" svg:x1="13.65cm" svg:y1="16.476cm" svg:x2="14.285cm" svg:y2="16.476cm">
          <text:p/>
        </draw:line>
        <draw:frame draw:style-name="gr3" draw:text-style-name="P16" draw:layer="layout" svg:width="1.259cm" svg:height="1.579cm" svg:x="14.266cm" svg:y="15.753cm">
          <draw:text-box>
            <text:p text:style-name="P16"><text:span text:style-name="T35">y</text:span><text:span text:style-name="T48">1</text:span></text:p>
          </draw:text-box>
        </draw:frame>
        <draw:line draw:style-name="gr10" draw:text-style-name="P6" draw:layer="layout" svg:x1="20.834cm" svg:y1="9.156cm" svg:x2="20.834cm" svg:y2="13.6cm">
          <text:p/>
        </draw:line>
        <draw:line draw:style-name="gr10" draw:text-style-name="P6" draw:layer="layout" svg:x1="18.384cm" svg:y1="11.371cm" svg:x2="23.374cm" svg:y2="11.371cm">
          <text:p/>
        </draw:line>
        <draw:frame draw:style-name="gr3" draw:text-style-name="P32" draw:layer="layout" svg:width="1.023cm" svg:height="1.171cm" svg:x="23.6cm" svg:y="10.765cm">
          <draw:text-box>
            <text:p text:style-name="P32"><text:span text:style-name="T6">y</text:span><text:span text:style-name="T49">1</text:span></text:p>
          </draw:text-box>
        </draw:frame>
        <draw:frame draw:style-name="gr3" draw:text-style-name="P32" draw:layer="layout" svg:width="1.023cm" svg:height="1.171cm" svg:x="20.6cm" svg:y="7.966cm">
          <draw:text-box>
            <text:p text:style-name="P32"><text:span text:style-name="T50">y</text:span><text:span text:style-name="T49">2</text:span></text:p>
          </draw:text-box>
        </draw:frame>
        <draw:frame draw:style-name="gr3" draw:text-style-name="P8" xml:id="id27" draw:id="id27" draw:layer="layout" svg:width="5.259cm" svg:height="1.374cm" svg:x="15.036cm" svg:y="13.79cm">
          <draw:text-box>
            <text:p text:style-name="P8"><text:span text:style-name="T51">y</text:span><text:span text:style-name="T10">(</text:span><text:span text:style-name="T39">x</text:span><text:span text:style-name="T40">1</text:span><text:span text:style-name="T10">) </text:span><text:span text:style-name="T10">= </text:span><text:span text:style-name="T10">{-</text:span><text:span text:style-name="T10">1</text:span><text:span text:style-name="T10">, </text:span><text:span text:style-name="T10">-</text:span><text:span text:style-name="T10">1</text:span><text:span text:style-name="T10">}</text:span></text:p>
          </draw:text-box>
        </draw:frame>
        <draw:frame draw:style-name="gr3" draw:text-style-name="P19" xml:id="id28" draw:id="id28" draw:layer="layout" svg:width="1.116cm" svg:height="1.276cm" svg:x="18.217cm" svg:y="12.626cm">
          <draw:text-box>
            <text:p text:style-name="P22"><text:span text:style-name="T36">X</text:span></text:p>
          </draw:text-box>
        </draw:frame>
        <draw:path draw:style-name="gr17" draw:text-style-name="P6" xml:id="id29" draw:id="id29" draw:layer="layout" svg:width="15.092cm" svg:height="2.156cm" draw:transform="rotate (-0.245044226980004) translate (3.175cm 9.525cm)" svg:viewBox="0 0 15093 2157" svg:d="m0 0 7085 2156 8008-2003">
          <text:p/>
        </draw:path>
        <draw:line draw:style-name="gr17" draw:text-style-name="P6" xml:id="id30" draw:id="id30" draw:layer="layout" svg:x1="7.375cm" svg:y1="9.224cm" svg:x2="22.86cm" svg:y2="13.335cm">
          <text:p/>
        </draw:line>
        <draw:frame draw:style-name="gr3" draw:text-style-name="P21" xml:id="id31" draw:id="id31" draw:layer="layout" svg:width="1.217cm" svg:height="1.276cm" svg:x="22.719cm" svg:y="12.726cm">
          <draw:text-box>
            <text:p text:style-name="P23"><text:span text:style-name="T37">O</text:span></text:p>
          </draw:text-box>
        </draw:frame>
        <draw:frame draw:style-name="gr3" draw:text-style-name="P8" xml:id="id32" draw:id="id32" draw:layer="layout" svg:width="5.001cm" svg:height="1.374cm" svg:x="21.337cm" svg:y="13.79cm">
          <draw:text-box>
            <text:p text:style-name="P8"><text:span text:style-name="T51">y</text:span><text:span text:style-name="T10">(</text:span><text:span text:style-name="T39">x</text:span><text:span text:style-name="T40">2</text:span><text:span text:style-name="T10">) = {1, -1}</text:span></text:p>
          </draw:text-box>
        </draw:frame>
        <draw:frame draw:style-name="gr3" draw:text-style-name="P21" xml:id="id33" draw:id="id33" draw:layer="layout" svg:width="1.217cm" svg:height="1.276cm" svg:x="18.217cm" svg:y="8.626cm">
          <draw:text-box>
            <text:p text:style-name="P23"><text:span text:style-name="T37">O</text:span></text:p>
          </draw:text-box>
        </draw:frame>
        <draw:frame draw:style-name="gr3" draw:text-style-name="P8" xml:id="id34" draw:id="id34" draw:layer="layout" svg:width="5.001cm" svg:height="1.374cm" svg:x="15.037cm" svg:y="6.89cm">
          <draw:text-box>
            <text:p text:style-name="P8"><text:span text:style-name="T51">y</text:span><text:span text:style-name="T10">(</text:span><text:span text:style-name="T39">x</text:span><text:span text:style-name="T40">3</text:span><text:span text:style-name="T10">) = {-1, 1}</text:span></text:p>
          </draw:text-box>
        </draw:frame>
        <draw:line draw:style-name="gr17" draw:text-style-name="P6" xml:id="id35" draw:id="id35" draw:layer="layout" svg:x1="3.81cm" svg:y1="13.335cm" svg:x2="18.415cm" svg:y2="9.525cm">
          <text:p/>
        </draw:line>
        <draw:path draw:style-name="gr17" draw:text-style-name="P6" xml:id="id36" draw:id="id36" draw:layer="layout" svg:width="10.477cm" svg:height="2.619cm" draw:transform="rotate (-0.245044226980004) translate (7.61464901162324cm 10.7919541067446cm)" svg:viewBox="0 0 10478 2620" svg:d="m6 2620c0 0-251-686 2464-617s8008-2003 8008-2003">
          <text:p/>
        </draw:path>
        <draw:frame draw:style-name="gr3" draw:text-style-name="P8" xml:id="id37" draw:id="id37" draw:layer="layout" svg:width="5.259cm" svg:height="1.374cm" svg:x="15.037cm" svg:y="14.89cm">
          <draw:text-box>
            <text:p text:style-name="P8"><text:span text:style-name="T51">y</text:span><text:span text:style-name="T10">(</text:span><text:span text:style-name="T39">x</text:span><text:span text:style-name="T40">4</text:span><text:span text:style-name="T10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: </text:p>
          </draw:text-box>
        </draw:frame>
        <draw:frame presentation:style-name="pr11" draw:layer="layout" svg:width="25.199cm" svg:height="1.102cm" svg:x="1.471cm" svg:y="4.38cm" presentation:class="outline" presentation:user-transformed="true">
          <draw:text-box>
            <text:list text:style-name="L2">
              <text:list-item>
                <text:p>In the new space, examples are classifiable!</text:p>
              </text:list-item>
            </text:list>
          </draw:text-box>
        </draw:frame>
        <draw:frame draw:style-name="gr3" draw:text-style-name="P19" draw:layer="layout" svg:width="1.116cm" svg:height="1.276cm" svg:x="2.217cm" svg:y="6.826cm">
          <draw:text-box>
            <text:p text:style-name="P22"><text:span text:style-name="T36">X</text:span></text:p>
          </draw:text-box>
        </draw:frame>
        <draw:frame draw:style-name="gr3" draw:text-style-name="P21" draw:layer="layout" svg:width="1.217cm" svg:height="1.276cm" svg:x="2.218cm" svg:y="10.826cm">
          <draw:text-box>
            <text:p text:style-name="P23"><text:span text:style-name="T37">O</text:span></text:p>
          </draw:text-box>
        </draw:frame>
        <draw:frame draw:style-name="gr3" draw:text-style-name="P21" draw:layer="layout" svg:width="1.217cm" svg:height="1.276cm" svg:x="6.218cm" svg:y="6.826cm">
          <draw:text-box>
            <text:p text:style-name="P24"><text:span text:style-name="T37">O</text:span></text:p>
          </draw:text-box>
        </draw:frame>
        <draw:frame draw:style-name="gr9" draw:text-style-name="P19" draw:layer="layout" svg:width="1.116cm" svg:height="1.426cm" svg:x="6.218cm" svg:y="10.826cm">
          <draw:text-box>
            <text:p text:style-name="P24"><text:span text:style-name="T36">X</text:span></text:p>
          </draw:text-box>
        </draw:frame>
        <draw:line draw:style-name="gr10" draw:text-style-name="P6" draw:layer="layout" svg:x1="4.835cm" svg:y1="7.256cm" svg:x2="4.835cm" svg:y2="11.7cm">
          <text:p/>
        </draw:line>
        <draw:line draw:style-name="gr10" draw:text-style-name="P6" draw:layer="layout" svg:x1="2.385cm" svg:y1="9.471cm" svg:x2="7.375cm" svg:y2="9.471cm">
          <text:p/>
        </draw:line>
        <draw:frame draw:style-name="gr3" draw:text-style-name="P8" draw:layer="layout" svg:width="4.858cm" svg:height="1.374cm" svg:x="5.936cm" svg:y="5.49cm">
          <draw:text-box>
            <text:p text:style-name="P8"><text:span text:style-name="T38">φ</text:span><text:span text:style-name="T10">(</text:span><text:span text:style-name="T39">x</text:span><text:span text:style-name="T40">2</text:span><text:span text:style-name="T10">) = {1, 1}</text:span></text:p>
          </draw:text-box>
        </draw:frame>
        <draw:frame draw:style-name="gr3" draw:text-style-name="P8" draw:layer="layout" svg:width="5.116cm" svg:height="1.374cm" svg:x="0.736cm" svg:y="5.49cm">
          <draw:text-box>
            <text:p text:style-name="P8"><text:span text:style-name="T38">φ</text:span><text:span text:style-name="T10">(</text:span><text:span text:style-name="T39">x</text:span><text:span text:style-name="T40">1</text:span><text:span text:style-name="T10">) = {-1, 1}</text:span></text:p>
          </draw:text-box>
        </draw:frame>
        <draw:frame draw:style-name="gr3" draw:text-style-name="P8" draw:layer="layout" svg:width="5.116cm" svg:height="1.374cm" svg:x="5.936cm" svg:y="11.79cm">
          <draw:text-box>
            <text:p text:style-name="P8"><text:span text:style-name="T38">φ</text:span><text:span text:style-name="T10">(</text:span><text:span text:style-name="T39">x</text:span><text:span text:style-name="T40">4</text:span><text:span text:style-name="T10">) = {1, -1}</text:span></text:p>
          </draw:text-box>
        </draw:frame>
        <draw:frame draw:style-name="gr3" draw:text-style-name="P8" draw:layer="layout" svg:width="5.374cm" svg:height="1.374cm" svg:x="0.736cm" svg:y="11.79cm">
          <draw:text-box>
            <text:p text:style-name="P8"><text:span text:style-name="T38">φ</text:span><text:span text:style-name="T10">(</text:span><text:span text:style-name="T39">x</text:span><text:span text:style-name="T40">3</text:span><text:span text:style-name="T10">) = {-1, -1}</text:span></text:p>
          </draw:text-box>
        </draw:frame>
        <draw:custom-shape draw:style-name="gr11" draw:text-style-name="P29" draw:layer="layout" svg:width="1.27cm" svg:height="2.54cm" svg:x="2.914cm" svg:y="14.125cm">
          <text:p text:style-name="P29"><text:span text:style-name="T41">1</text:span></text:p>
          <text:p text:style-name="P29"><text:span text:style-name="T41">1</text:span></text:p>
          <text:p text:style-name="P29"><text:span text:style-name="T41">-1</text:span></text:p>
          <draw:enhanced-geometry svg:viewBox="0 0 21600 21600" draw:type="rectangle" draw:enhanced-path="M 0 0 L 21600 0 21600 21600 0 21600 0 0 Z N"/>
        </draw:custom-shape>
        <draw:custom-shape draw:style-name="gr12" draw:text-style-name="P29" draw:layer="layout" svg:width="1.27cm" svg:height="2.54cm" svg:x="2.914cm" svg:y="17.125cm">
          <text:p text:style-name="P30"><text:span text:style-name="T41">-1</text:span></text:p>
          <text:p text:style-name="P30"><text:span text:style-name="T41">-1</text:span></text:p>
          <text:p text:style-name="P30"><text:span text:style-name="T41">-1</text:span></text:p>
          <draw:enhanced-geometry svg:viewBox="0 0 21600 21600" draw:type="rectangle" draw:enhanced-path="M 0 0 L 21600 0 21600 21600 0 21600 0 0 Z N"/>
        </draw:custom-shape>
        <draw:g>
          <draw:line draw:style-name="gr13" draw:text-style-name="P6" draw:layer="layout" svg:x1="4.31cm" svg:y1="7.16cm" svg:x2="7.485cm" svg:y2="10.335cm">
            <text:p/>
          </draw:line>
          <draw:line draw:style-name="gr14" draw:text-style-name="P6" draw:layer="layout" svg:x1="5.78cm" svg:y1="8.63cm" svg:x2="6.415cm" svg:y2="7.995cm">
            <text:p/>
          </draw:line>
        </draw:g>
        <draw:line draw:style-name="gr4" draw:text-style-name="P6" draw:layer="layout" svg:x1="4.25cm" svg:y1="18.475cm" svg:x2="4.885cm" svg:y2="18.475cm">
          <text:p/>
        </draw:line>
        <draw:g>
          <draw:line draw:style-name="gr15" draw:text-style-name="P6" draw:layer="layout" svg:x1="5.684cm" svg:y1="11.734cm" svg:x2="2.509cm" svg:y2="8.559cm">
            <text:p/>
          </draw:line>
          <draw:line draw:style-name="gr16" draw:text-style-name="P6" draw:layer="layout" svg:x1="4.214cm" svg:y1="10.264cm" svg:x2="3.579cm" svg:y2="10.899cm">
            <text:p/>
          </draw:line>
        </draw:g>
        <draw:frame draw:style-name="gr3" draw:text-style-name="P31" draw:layer="layout" svg:width="1.116cm" svg:height="1.171cm" svg:x="7.601cm" svg:y="8.865cm">
          <draw:text-box>
            <text:p text:style-name="P31">φ<text:span text:style-name="T47">1</text:span></text:p>
          </draw:text-box>
        </draw:frame>
        <draw:frame draw:style-name="gr3" draw:text-style-name="P31" draw:layer="layout" svg:width="1.116cm" svg:height="1.171cm" svg:x="4.601cm" svg:y="6.466cm">
          <draw:text-box>
            <text:p text:style-name="P31">φ<text:span text:style-name="T47">2</text:span></text:p>
          </draw:text-box>
        </draw:frame>
        <draw:frame draw:style-name="gr3" draw:text-style-name="P16" draw:layer="layout" svg:width="1.259cm" svg:height="1.579cm" svg:x="4.866cm" svg:y="17.752cm">
          <draw:text-box>
            <text:p text:style-name="P16"><text:span text:style-name="T35">y</text:span><text:span text:style-name="T48">2</text:span></text:p>
          </draw:text-box>
        </draw:frame>
        <draw:line draw:style-name="gr4" draw:text-style-name="P6" draw:layer="layout" svg:x1="4.25cm" svg:y1="15.476cm" svg:x2="4.885cm" svg:y2="15.476cm">
          <text:p/>
        </draw:line>
        <draw:frame draw:style-name="gr3" draw:text-style-name="P16" draw:layer="layout" svg:width="1.259cm" svg:height="1.579cm" svg:x="4.866cm" svg:y="14.753cm">
          <draw:text-box>
            <text:p text:style-name="P16"><text:span text:style-name="T35">y</text:span><text:span text:style-name="T48">1</text:span></text:p>
          </draw:text-box>
        </draw:frame>
        <draw:line draw:style-name="gr10" draw:text-style-name="P6" draw:layer="layout" svg:x1="15.934cm" svg:y1="14.856cm" svg:x2="15.934cm" svg:y2="19.3cm">
          <text:p/>
        </draw:line>
        <draw:line draw:style-name="gr10" draw:text-style-name="P6" draw:layer="layout" svg:x1="13.484cm" svg:y1="17.071cm" svg:x2="18.474cm" svg:y2="17.071cm">
          <text:p/>
        </draw:line>
        <draw:frame draw:style-name="gr3" draw:text-style-name="P32" draw:layer="layout" svg:width="1.023cm" svg:height="1.171cm" svg:x="18.7cm" svg:y="16.465cm">
          <draw:text-box>
            <text:p text:style-name="P32"><text:span text:style-name="T6">y</text:span><text:span text:style-name="T49">1</text:span></text:p>
          </draw:text-box>
        </draw:frame>
        <draw:frame draw:style-name="gr3" draw:text-style-name="P32" draw:layer="layout" svg:width="1.023cm" svg:height="1.171cm" svg:x="15.7cm" svg:y="13.666cm">
          <draw:text-box>
            <text:p text:style-name="P32"><text:span text:style-name="T50">y</text:span><text:span text:style-name="T49">2</text:span></text:p>
          </draw:text-box>
        </draw:frame>
        <draw:frame draw:style-name="gr3" draw:text-style-name="P8" draw:layer="layout" svg:width="5.259cm" svg:height="1.374cm" svg:x="8.136cm" svg:y="17.69cm">
          <draw:text-box>
            <text:p text:style-name="P8"><text:span text:style-name="T51">y</text:span><text:span text:style-name="T10">(</text:span><text:span text:style-name="T39">x</text:span><text:span text:style-name="T40">1</text:span><text:span text:style-name="T10">) = {-1, -1}</text:span></text:p>
          </draw:text-box>
        </draw:frame>
        <draw:frame draw:style-name="gr3" draw:text-style-name="P19" draw:layer="layout" svg:width="1.116cm" svg:height="1.276cm" svg:x="13.317cm" svg:y="18.326cm">
          <draw:text-box>
            <text:p text:style-name="P22"><text:span text:style-name="T36">X</text:span></text:p>
          </draw:text-box>
        </draw:frame>
        <draw:frame draw:style-name="gr3" draw:text-style-name="P21" draw:layer="layout" svg:width="1.217cm" svg:height="1.276cm" svg:x="17.819cm" svg:y="18.426cm">
          <draw:text-box>
            <text:p text:style-name="P23"><text:span text:style-name="T37">O</text:span></text:p>
          </draw:text-box>
        </draw:frame>
        <draw:frame draw:style-name="gr3" draw:text-style-name="P8" draw:layer="layout" svg:width="5.001cm" svg:height="1.374cm" svg:x="19.237cm" svg:y="18.49cm">
          <draw:text-box>
            <text:p text:style-name="P8"><text:span text:style-name="T51">y</text:span><text:span text:style-name="T10">(</text:span><text:span text:style-name="T39">x</text:span><text:span text:style-name="T40">2</text:span><text:span text:style-name="T10">) = {1, -1}</text:span></text:p>
          </draw:text-box>
        </draw:frame>
        <draw:frame draw:style-name="gr3" draw:text-style-name="P21" draw:layer="layout" svg:width="1.217cm" svg:height="1.276cm" svg:x="13.317cm" svg:y="14.326cm">
          <draw:text-box>
            <text:p text:style-name="P23"><text:span text:style-name="T37">O</text:span></text:p>
          </draw:text-box>
        </draw:frame>
        <draw:frame draw:style-name="gr3" draw:text-style-name="P8" draw:layer="layout" svg:width="5.001cm" svg:height="1.374cm" svg:x="8.437cm" svg:y="14.39cm">
          <draw:text-box>
            <text:p text:style-name="P8"><text:span text:style-name="T51">y</text:span><text:span text:style-name="T10">(</text:span><text:span text:style-name="T39">x</text:span><text:span text:style-name="T40">3</text:span><text:span text:style-name="T10">) = {-1, 1}</text:span></text:p>
          </draw:text-box>
        </draw:frame>
        <draw:frame draw:style-name="gr3" draw:text-style-name="P8" draw:layer="layout" svg:width="5.259cm" svg:height="1.374cm" svg:x="8.137cm" svg:y="18.79cm">
          <draw:text-box>
            <text:p text:style-name="P8"><text:span text:style-name="T51">y</text:span><text:span text:style-name="T10">(</text:span><text:span text:style-name="T39">x</text:span><text:span text:style-name="T40">4</text:span><text:span text:style-name="T10">) = {-1, -1}</text:span></text:p>
          </draw:text-box>
        </draw:frame>
        <draw:custom-shape draw:style-name="gr2" draw:text-style-name="P6" draw:layer="layout" svg:width="10.26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6.29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38" draw:id="id38">
          <draw:line draw:style-name="gr18" draw:text-style-name="P6" draw:layer="layout" svg:x1="13.61cm" svg:y1="16.26cm" svg:x2="16.785cm" svg:y2="19.435cm">
            <text:p/>
          </draw:line>
          <draw:line draw:style-name="gr19" draw:text-style-name="P6" draw:layer="layout" svg:x1="15.08cm" svg:y1="17.73cm" svg:x2="15.715cm" svg:y2="17.095cm">
            <text:p/>
          </draw:line>
        </draw:g>
        <draw:custom-shape draw:style-name="gr20" draw:text-style-name="P29" xml:id="id39" draw:id="id39" draw:layer="layout" svg:width="1.27cm" svg:height="2.54cm" svg:x="16.489cm" svg:y="8.799cm">
          <text:p text:style-name="P30"><text:span text:style-name="T41">1</text:span></text:p>
          <text:p text:style-name="P30"><text:span text:style-name="T41">1</text:span></text:p>
          <text:p text:style-name="P30"><text:span text:style-name="T41">1</text:span></text:p>
          <draw:enhanced-geometry svg:viewBox="0 0 21600 21600" draw:type="rectangle" draw:enhanced-path="M 0 0 L 21600 0 21600 21600 0 21600 0 0 Z N"/>
        </draw:custom-shape>
        <draw:line draw:style-name="gr4" draw:text-style-name="P6" xml:id="id40" draw:id="id40" draw:layer="layout" svg:x1="17.825cm" svg:y1="10.149cm" svg:x2="18.46cm" svg:y2="10.149cm">
          <text:p/>
        </draw:line>
        <draw:frame draw:style-name="gr3" draw:text-style-name="P16" xml:id="id41" draw:id="id41" draw:layer="layout" svg:width="1.259cm" svg:height="1.579cm" svg:x="18.441cm" svg:y="9.426cm">
          <draw:text-box>
            <text:p text:style-name="P16"><text:span text:style-name="T35">y</text:span><text:span text:style-name="T48">3</text:span></text:p>
          </draw:text-box>
        </draw:frame>
        <draw:path draw:style-name="gr17" draw:text-style-name="P6" draw:layer="layout" svg:width="3.419cm" svg:height="0.707cm" draw:transform="rotate (-1.19031454986013) translate (1.27007810633241cm 13.3349687596959cm)" svg:viewBox="0 0 3420 708" svg:d="m0 0c0 0 1152 715 1769 708s1651-708 1651-708">
          <text:p/>
        </draw:path>
        <draw:line draw:style-name="gr17" draw:text-style-name="P6" draw:layer="layout" svg:x1="6.35cm" svg:y1="16.945cm" svg:x2="7.62cm" svg:y2="16.945cm">
          <text:p/>
        </draw:line>
        <draw:line draw:style-name="gr17" draw:text-style-name="P6" xml:id="id42" draw:id="id42" draw:layer="layout" svg:x1="14.749cm" svg:y1="13.695cm" svg:x2="16.51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: </text:p>
          </draw:text-box>
        </draw:frame>
        <draw:frame presentation:style-name="pr1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Final neural network:</text:p>
              </text:list-item>
            </text:list>
          </draw:text-box>
        </draw:frame>
        <draw:custom-shape draw:style-name="gr11" draw:text-style-name="P29" xml:id="id43" draw:id="id43" draw:layer="layout" svg:width="1.27cm" svg:height="2.54cm" svg:x="12.414cm" svg:y="8.525cm">
          <text:p text:style-name="P29"><text:span text:style-name="T41">w1</text:span></text:p>
          <draw:enhanced-geometry svg:viewBox="0 0 21600 21600" draw:type="rectangle" draw:enhanced-path="M 0 0 L 21600 0 21600 21600 0 21600 0 0 Z N"/>
        </draw:custom-shape>
        <draw:custom-shape draw:style-name="gr12" draw:text-style-name="P29" xml:id="id54" draw:id="id54" draw:layer="layout" svg:width="1.27cm" svg:height="2.54cm" svg:x="12.414cm" svg:y="14.125cm">
          <text:p text:style-name="P30"><text:span text:style-name="T41">w2</text:span></text:p>
          <draw:enhanced-geometry svg:viewBox="0 0 21600 21600" draw:type="rectangle" draw:enhanced-path="M 0 0 L 21600 0 21600 21600 0 21600 0 0 Z N"/>
        </draw:custom-shape>
        <draw:frame draw:style-name="gr3" draw:text-style-name="P26" xml:id="id44" draw:id="id44" draw:layer="layout" svg:width="1.395cm" svg:height="1.579cm" svg:x="8.664cm" svg:y="6.85cm">
          <draw:text-box>
            <text:p text:style-name="P26"><text:span text:style-name="T42">φ</text:span><text:span text:style-name="T43">1</text:span></text:p>
          </draw:text-box>
        </draw:frame>
        <draw:frame draw:style-name="gr3" draw:text-style-name="P27" xml:id="id45" draw:id="id45" draw:layer="layout" svg:width="1.395cm" svg:height="1.579cm" svg:x="8.664cm" svg:y="8.75cm">
          <draw:text-box>
            <text:p text:style-name="P27"><text:span text:style-name="T44">φ</text:span><text:span text:style-name="T45">2</text:span></text:p>
          </draw:text-box>
        </draw:frame>
        <draw:frame draw:style-name="gr3" draw:text-style-name="P27" xml:id="id46" draw:id="id46" draw:layer="layout" svg:width="1.014cm" svg:height="1.276cm" svg:x="8.864cm" svg:y="10.75cm">
          <draw:text-box>
            <text:p text:style-name="P27"><text:span text:style-name="T44">1</text:span></text:p>
          </draw:text-box>
        </draw:frame>
        <draw:frame draw:style-name="gr3" draw:text-style-name="P27" xml:id="id55" draw:id="id55" draw:layer="layout" svg:width="1.395cm" svg:height="1.579cm" svg:x="8.664cm" svg:y="12.851cm">
          <draw:text-box>
            <text:p text:style-name="P27"><text:span text:style-name="T44">φ</text:span><text:span text:style-name="T45">1</text:span></text:p>
          </draw:text-box>
        </draw:frame>
        <draw:frame draw:style-name="gr3" draw:text-style-name="P27" xml:id="id56" draw:id="id56" draw:layer="layout" svg:width="1.395cm" svg:height="1.579cm" svg:x="8.664cm" svg:y="14.751cm">
          <draw:text-box>
            <text:p text:style-name="P27"><text:span text:style-name="T44">φ</text:span><text:span text:style-name="T45">2</text:span></text:p>
          </draw:text-box>
        </draw:frame>
        <draw:frame draw:style-name="gr3" draw:text-style-name="P27" xml:id="id57" draw:id="id57" draw:layer="layout" svg:width="1.014cm" svg:height="1.276cm" svg:x="8.864cm" svg:y="16.751cm">
          <draw:text-box>
            <text:p text:style-name="P27"><text:span text:style-name="T44">1</text:span></text:p>
          </draw:text-box>
        </draw:frame>
        <draw:line draw:style-name="gr4" draw:text-style-name="P6" xml:id="id47" draw:id="id47" draw:layer="layout" svg:x1="9.94cm" svg:y1="7.62cm" svg:x2="12.48cm" svg:y2="9.525cm">
          <text:p/>
        </draw:line>
        <draw:line draw:style-name="gr4" draw:text-style-name="P6" xml:id="id48" draw:id="id48" draw:layer="layout" svg:x1="9.94cm" svg:y1="9.525cm" svg:x2="12.479cm" svg:y2="9.525cm">
          <text:p/>
        </draw:line>
        <draw:line draw:style-name="gr4" draw:text-style-name="P6" xml:id="id49" draw:id="id49" draw:layer="layout" svg:x1="9.94cm" svg:y1="11.43cm" svg:x2="12.479cm" svg:y2="9.525cm">
          <text:p/>
        </draw:line>
        <draw:line draw:style-name="gr4" draw:text-style-name="P6" xml:id="id58" draw:id="id58" draw:layer="layout" svg:x1="9.939cm" svg:y1="13.519cm" svg:x2="12.479cm" svg:y2="15.424cm">
          <text:p/>
        </draw:line>
        <draw:line draw:style-name="gr4" draw:text-style-name="P6" xml:id="id59" draw:id="id59" draw:layer="layout" svg:x1="9.939cm" svg:y1="15.424cm" svg:x2="12.478cm" svg:y2="15.424cm">
          <text:p/>
        </draw:line>
        <draw:line draw:style-name="gr4" draw:text-style-name="P6" xml:id="id60" draw:id="id60" draw:layer="layout" svg:x1="9.939cm" svg:y1="17.329cm" svg:x2="12.478cm" svg:y2="15.424cm">
          <text:p/>
        </draw:line>
        <draw:frame draw:style-name="gr3" draw:text-style-name="P28" xml:id="id50" draw:id="id50" draw:layer="layout" svg:width="1.014cm" svg:height="1.276cm" svg:x="10.575cm" svg:y="7.05cm">
          <draw:text-box>
            <text:p text:style-name="P28"><text:span text:style-name="T46">1</text:span></text:p>
          </draw:text-box>
        </draw:frame>
        <draw:frame draw:style-name="gr3" draw:text-style-name="P28" xml:id="id51" draw:id="id51" draw:layer="layout" svg:width="1.014cm" svg:height="1.276cm" svg:x="10.575cm" svg:y="8.45cm">
          <draw:text-box>
            <text:p text:style-name="P28"><text:span text:style-name="T46">1</text:span></text:p>
          </draw:text-box>
        </draw:frame>
        <draw:frame draw:style-name="gr3" draw:text-style-name="P28" xml:id="id52" draw:id="id52" draw:layer="layout" svg:width="1.319cm" svg:height="1.276cm" svg:x="10.575cm" svg:y="10.65cm">
          <draw:text-box>
            <text:p text:style-name="P28"><text:span text:style-name="T46">-1</text:span></text:p>
          </draw:text-box>
        </draw:frame>
        <draw:frame draw:style-name="gr3" draw:text-style-name="P28" xml:id="id61" draw:id="id61" draw:layer="layout" svg:width="1.319cm" svg:height="1.276cm" svg:x="10.275cm" svg:y="12.95cm">
          <draw:text-box>
            <text:p text:style-name="P28"><text:span text:style-name="T46">-1</text:span></text:p>
          </draw:text-box>
        </draw:frame>
        <draw:frame draw:style-name="gr3" draw:text-style-name="P28" xml:id="id62" draw:id="id62" draw:layer="layout" svg:width="1.319cm" svg:height="1.276cm" svg:x="10.275cm" svg:y="14.35cm">
          <draw:text-box>
            <text:p text:style-name="P28"><text:span text:style-name="T46">-1</text:span></text:p>
          </draw:text-box>
        </draw:frame>
        <draw:frame draw:style-name="gr3" draw:text-style-name="P28" xml:id="id63" draw:id="id63" draw:layer="layout" svg:width="1.319cm" svg:height="1.276cm" svg:x="10.276cm" svg:y="16.45cm">
          <draw:text-box>
            <text:p text:style-name="P28"><text:span text:style-name="T46">-1</text:span></text:p>
          </draw:text-box>
        </draw:frame>
        <draw:line draw:style-name="gr4" draw:text-style-name="P6" xml:id="id53" draw:id="id53" draw:layer="layout" svg:x1="13.65cm" svg:y1="9.625cm" svg:x2="15.4cm" svg:y2="13.97cm">
          <text:p/>
        </draw:line>
        <draw:line draw:style-name="gr4" draw:text-style-name="P6" xml:id="id64" draw:id="id64" draw:layer="layout" svg:x1="13.65cm" svg:y1="15.475cm" svg:x2="15.4cm" svg:y2="13.97cm">
          <text:p/>
        </draw:line>
        <draw:frame draw:style-name="gr3" draw:text-style-name="P27" draw:layer="layout" svg:width="1.014cm" svg:height="1.276cm" svg:x="12.364cm" svg:y="17.852cm">
          <draw:text-box>
            <text:p text:style-name="P27"><text:span text:style-name="T44">1</text:span></text:p>
          </draw:text-box>
        </draw:frame>
        <draw:line draw:style-name="gr4" draw:text-style-name="P6" draw:layer="layout" svg:x1="13.439cm" svg:y1="18.43cm" svg:x2="15.4cm" svg:y2="13.97cm">
          <text:p/>
        </draw:line>
        <draw:frame draw:style-name="gr3" draw:text-style-name="P28" draw:layer="layout" svg:width="1.014cm" svg:height="1.276cm" svg:x="13.776cm" svg:y="17.551cm">
          <draw:text-box>
            <text:p text:style-name="P28"><text:span text:style-name="T46">1</text:span></text:p>
          </draw:text-box>
        </draw:frame>
        <draw:frame draw:style-name="gr3" draw:text-style-name="P28" draw:layer="layout" svg:width="1.014cm" svg:height="1.276cm" svg:x="13.776cm" svg:y="13.551cm">
          <draw:text-box>
            <text:p text:style-name="P28"><text:span text:style-name="T46">1</text:span></text:p>
          </draw:text-box>
        </draw:frame>
        <draw:frame draw:style-name="gr3" draw:text-style-name="P28" draw:layer="layout" svg:width="1.014cm" svg:height="1.276cm" svg:x="13.776cm" svg:y="9.451cm">
          <draw:text-box>
            <text:p text:style-name="P28"><text:span text:style-name="T46">1</text:span></text:p>
          </draw:text-box>
        </draw:frame>
        <draw:custom-shape draw:style-name="gr20" draw:text-style-name="P29" draw:layer="layout" svg:width="1.27cm" svg:height="2.54cm" svg:x="15.488cm" svg:y="12.399cm">
          <text:p text:style-name="P30"><text:span text:style-name="T41">w3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84cm" svg:y1="13.675cm" svg:x2="19.379cm" svg:y2="13.675cm">
          <text:p/>
        </draw:line>
        <draw:frame draw:style-name="gr3" draw:text-style-name="P16" draw:layer="layout" svg:width="1.259cm" svg:height="1.579cm" svg:x="19.21cm" svg:y="13.026cm">
          <draw:text-box>
            <text:p text:style-name="P16"><text:span text:style-name="T35">y</text:span><text:span text:style-name="T48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1" smil:attributeName="visibility" smil:to="visible"/>
                  <anim:animate smil:dur="0.5s" smil:fill="hold" smil:targetElement="id51" smil:attributeName="x" smil:values="x;x" smil:keyTimes="0;1"/>
                  <anim:animate smil:dur="0.5s" smil:fill="hold" smil:targetElement="id5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2" smil:attributeName="visibility" smil:to="visible"/>
                  <anim:animate smil:dur="0.5s" smil:fill="hold" smil:targetElement="id62" smil:attributeName="x" smil:values="x;x" smil:keyTimes="0;1"/>
                  <anim:animate smil:dur="0.5s" smil:fill="hold" smil:targetElement="id6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Representing a Neural Network</text:p>
          </draw:text-box>
        </draw:frame>
        <draw:frame presentation:style-name="pr12" draw:layer="layout" svg:width="25.199cm" svg:height="13.86cm" svg:x="1.471cm" svg:y="5.19cm" presentation:class="outline" presentation:user-transformed="true">
          <draw:text-box>
            <text:list text:style-name="L2">
              <text:list-item>
                <text:p>Assume network is fully connected and in layers</text:p>
              </text:list-item>
              <text:list-item>
                <text:p>Each perceptron:</text:p>
                <text:list>
                  <text:list-item>
                    <text:p>A layer ID</text:p>
                  </text:list-item>
                  <text:list-item>
                    <text:p>A weight vector</text:p>
                  </text:list-item>
                </text:list>
              </text:list-item>
            </text:list>
          </draw:text-box>
        </draw:frame>
        <draw:frame draw:style-name="gr3" draw:text-style-name="P33" draw:layer="layout" svg:width="4.909cm" svg:height="7.035cm" svg:x="3.905cm" svg:y="12.138cm">
          <draw:text-box>
            <text:p><text:span text:style-name="T52">network</text:span><text:span text:style-name="T31"> = [ </text:span><text:span text:style-name="T31"><text:line-break/></text:span><text:span text:style-name="T31"><text:tab/></text:span><text:span text:style-name="T31">(1, </text:span><text:span text:style-name="T28">w</text:span><text:span text:style-name="T53">0</text:span><text:span text:style-name="T31">),</text:span><text:span text:style-name="T31"><text:line-break/></text:span><text:span text:style-name="T31"><text:tab/></text:span><text:span text:style-name="T31">(1, </text:span><text:span text:style-name="T28">w</text:span><text:span text:style-name="T53">1</text:span><text:span text:style-name="T31">),</text:span></text:p>
            <text:p><text:span text:style-name="T31"><text:tab/></text:span><text:span text:style-name="T31">(1, </text:span><text:span text:style-name="T28">w</text:span><text:span text:style-name="T53">2</text:span><text:span text:style-name="T31">), <text:s/></text:span></text:p>
            <text:p><text:span text:style-name="T31"><text:tab/></text:span><text:span text:style-name="T31">(2, </text:span><text:span text:style-name="T28">w</text:span><text:span text:style-name="T53">3</text:span><text:span text:style-name="T31">)</text:span></text:p>
            <text:p><text:span text:style-name="T31">]</text:span></text:p>
          </draw:text-box>
        </draw:frame>
        <draw:frame draw:style-name="gr3" draw:text-style-name="P11" draw:layer="layout" svg:width="4.244cm" svg:height="1.475cm" svg:x="12.065cm" svg:y="9.42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12.065cm" svg:y="10.595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12.165cm" svg:y="14.24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12.065cm" svg:y="11.795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12.196cm" svg:y="15.345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12.194cm" svg:y="13.07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12.165cm" svg:y="16.445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12.166cm" svg:y="17.645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12.167cm" svg:y="18.845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4" draw:text-style-name="P6" draw:layer="layout" svg:x1="16.44cm" svg:y1="10.055cm" svg:x2="19.049cm" svg:y2="14.5cm">
            <text:p/>
          </draw:line>
          <draw:line draw:style-name="gr4" draw:text-style-name="P6" draw:layer="layout" svg:x1="16.44cm" svg:y1="11.355cm" svg:x2="19.049cm" svg:y2="14.5cm">
            <text:p/>
          </draw:line>
          <draw:line draw:style-name="gr4" draw:text-style-name="P6" draw:layer="layout" svg:x1="16.44cm" svg:y1="12.595cm" svg:x2="19.049cm" svg:y2="14.5cm">
            <text:p/>
          </draw:line>
          <draw:line draw:style-name="gr4" draw:text-style-name="P6" draw:layer="layout" svg:x1="16.44cm" svg:y1="13.595cm" svg:x2="19.018cm" svg:y2="14.325cm">
            <text:p/>
          </draw:line>
          <draw:line draw:style-name="gr4" draw:text-style-name="P6" draw:layer="layout" svg:x1="16.44cm" svg:y1="14.935cm" svg:x2="19.049cm" svg:y2="14.5cm">
            <text:p/>
          </draw:line>
          <draw:line draw:style-name="gr4" draw:text-style-name="P6" draw:layer="layout" svg:x1="16.44cm" svg:y1="15.935cm" svg:x2="19.049cm" svg:y2="14.5cm">
            <text:p/>
          </draw:line>
          <draw:line draw:style-name="gr4" draw:text-style-name="P6" draw:layer="layout" svg:x1="16.44cm" svg:y1="17.04cm" svg:x2="19.049cm" svg:y2="14.5cm">
            <text:p/>
          </draw:line>
          <draw:line draw:style-name="gr4" draw:text-style-name="P6" draw:layer="layout" svg:x1="16.44cm" svg:y1="18.041cm" svg:x2="19.049cm" svg:y2="14.5cm">
            <text:p/>
          </draw:line>
          <draw:line draw:style-name="gr4" draw:text-style-name="P6" draw:layer="layout" svg:x1="16.44cm" svg:y1="18.945cm" svg:x2="19.049cm" svg:y2="14.5cm">
            <text:p/>
          </draw:line>
        </draw:g>
        <draw:custom-shape draw:style-name="gr7" draw:text-style-name="P6" draw:layer="layout" svg:width="1.27cm" svg:height="2.54cm" svg:x="19.049cm" svg:y="13.1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9.049cm" svg:y="9.49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9.049cm" svg:y="17.49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6.509cm" svg:y1="15.77cm" svg:x2="19.05cm" svg:y2="10.7cm">
          <text:p/>
        </draw:line>
        <draw:line draw:style-name="gr4" draw:text-style-name="P6" draw:layer="layout" svg:x1="16.509cm" svg:y1="17.04cm" svg:x2="19.05cm" svg:y2="10.7cm">
          <text:p/>
        </draw:line>
        <draw:line draw:style-name="gr4" draw:text-style-name="P6" draw:layer="layout" svg:x1="16.509cm" svg:y1="18.31cm" svg:x2="19.05cm" svg:y2="10.7cm">
          <text:p/>
        </draw:line>
        <draw:line draw:style-name="gr4" draw:text-style-name="P6" draw:layer="layout" svg:x1="16.441cm" svg:y1="9.795cm" svg:x2="19.019cm" svg:y2="10.525cm">
          <text:p/>
        </draw:line>
        <draw:line draw:style-name="gr4" draw:text-style-name="P6" draw:layer="layout" svg:x1="16.441cm" svg:y1="11.135cm" svg:x2="19.05cm" svg:y2="10.7cm">
          <text:p/>
        </draw:line>
        <draw:line draw:style-name="gr4" draw:text-style-name="P6" draw:layer="layout" svg:x1="16.441cm" svg:y1="12.135cm" svg:x2="19.05cm" svg:y2="10.7cm">
          <text:p/>
        </draw:line>
        <draw:line draw:style-name="gr4" draw:text-style-name="P6" draw:layer="layout" svg:x1="16.441cm" svg:y1="13.24cm" svg:x2="19.05cm" svg:y2="10.7cm">
          <text:p/>
        </draw:line>
        <draw:line draw:style-name="gr4" draw:text-style-name="P6" draw:layer="layout" svg:x1="16.441cm" svg:y1="14.241cm" svg:x2="19.05cm" svg:y2="10.7cm">
          <text:p/>
        </draw:line>
        <draw:line draw:style-name="gr4" draw:text-style-name="P6" draw:layer="layout" svg:x1="16.509cm" svg:y1="18.945cm" svg:x2="19.05cm" svg:y2="10.7cm">
          <text:p/>
        </draw:line>
        <draw:line draw:style-name="gr4" draw:text-style-name="P6" draw:layer="layout" svg:x1="16.441cm" svg:y1="14.555cm" svg:x2="19.05cm" svg:y2="19cm">
          <text:p/>
        </draw:line>
        <draw:line draw:style-name="gr4" draw:text-style-name="P6" draw:layer="layout" svg:x1="16.441cm" svg:y1="15.855cm" svg:x2="19.05cm" svg:y2="19cm">
          <text:p/>
        </draw:line>
        <draw:line draw:style-name="gr4" draw:text-style-name="P6" draw:layer="layout" svg:x1="16.441cm" svg:y1="17.095cm" svg:x2="19.05cm" svg:y2="19cm">
          <text:p/>
        </draw:line>
        <draw:line draw:style-name="gr4" draw:text-style-name="P6" draw:layer="layout" svg:x1="16.441cm" svg:y1="18.095cm" svg:x2="19.019cm" svg:y2="18.825cm">
          <text:p/>
        </draw:line>
        <draw:line draw:style-name="gr4" draw:text-style-name="P6" draw:layer="layout" svg:x1="16.441cm" svg:y1="19.435cm" svg:x2="19.05cm" svg:y2="19cm">
          <text:p/>
        </draw:line>
        <draw:line draw:style-name="gr4" draw:text-style-name="P6" draw:layer="layout" svg:x1="16.509cm" svg:y1="13.865cm" svg:x2="19.05cm" svg:y2="19cm">
          <text:p/>
        </draw:line>
        <draw:line draw:style-name="gr4" draw:text-style-name="P6" draw:layer="layout" svg:x1="16.509cm" svg:y1="12.595cm" svg:x2="19.05cm" svg:y2="19cm">
          <text:p/>
        </draw:line>
        <draw:line draw:style-name="gr4" draw:text-style-name="P6" draw:layer="layout" svg:x1="16.509cm" svg:y1="11.325cm" svg:x2="19.05cm" svg:y2="19cm">
          <text:p/>
        </draw:line>
        <draw:line draw:style-name="gr4" draw:text-style-name="P6" draw:layer="layout" svg:x1="16.509cm" svg:y1="10.055cm" svg:x2="19.05cm" svg:y2="19cm">
          <text:p/>
        </draw:line>
        <draw:custom-shape draw:style-name="gr7" draw:text-style-name="P6" draw:layer="layout" svg:width="1.27cm" svg:height="2.54cm" svg:x="23.449cm" svg:y="13.19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20.424cm" svg:y1="10.69cm" svg:x2="23.599cm" svg:y2="14.5cm">
          <text:p/>
        </draw:line>
        <draw:line draw:style-name="gr4" draw:text-style-name="P6" draw:layer="layout" svg:x1="20.424cm" svg:y1="14.5cm" svg:x2="23.6cm" svg:y2="14.5cm">
          <text:p/>
        </draw:line>
        <draw:line draw:style-name="gr4" draw:text-style-name="P6" draw:layer="layout" svg:x1="20.424cm" svg:y1="18.945cm" svg:x2="23.6cm" svg:y2="14.5cm">
          <text:p/>
        </draw:line>
        <draw:line draw:style-name="gr4" draw:text-style-name="P6" draw:layer="layout" svg:x1="24.724cm" svg:y1="14.5cm" svg:x2="27.9cm" svg:y2="14.5cm">
          <text:p/>
        </draw:line>
        <draw:frame draw:style-name="gr3" draw:text-style-name="P11" draw:layer="layout" svg:width="0.972cm" svg:height="1.195cm" svg:x="19.189cm" svg:y="10.106cm">
          <draw:text-box>
            <text:p><text:span text:style-name="T23">0</text:span></text:p>
          </draw:text-box>
        </draw:frame>
        <draw:frame draw:style-name="gr3" draw:text-style-name="P11" draw:layer="layout" svg:width="0.972cm" svg:height="1.195cm" svg:x="19.189cm" svg:y="13.907cm">
          <draw:text-box>
            <text:p><text:span text:style-name="T23">1</text:span></text:p>
          </draw:text-box>
        </draw:frame>
        <draw:frame draw:style-name="gr3" draw:text-style-name="P11" draw:layer="layout" svg:width="0.972cm" svg:height="1.195cm" svg:x="19.189cm" svg:y="18.108cm">
          <draw:text-box>
            <text:p><text:span text:style-name="T23">2</text:span></text:p>
          </draw:text-box>
        </draw:frame>
        <draw:frame draw:style-name="gr3" draw:text-style-name="P11" draw:layer="layout" svg:width="0.972cm" svg:height="1.195cm" svg:x="23.589cm" svg:y="13.809cm">
          <draw:text-box>
            <text:p><text:span text:style-name="T23">3</text:span></text:p>
          </draw:text-box>
        </draw:frame>
        <draw:frame draw:style-name="gr3" draw:text-style-name="P34" draw:layer="layout" svg:width="3.571cm" svg:height="1.276cm" svg:x="18.15cm" svg:y="7.62cm">
          <draw:text-box>
            <text:p><text:span text:style-name="T54">Layer 1</text:span></text:p>
          </draw:text-box>
        </draw:frame>
        <draw:frame draw:style-name="gr3" draw:text-style-name="P34" draw:layer="layout" svg:width="3.571cm" svg:height="1.276cm" svg:x="22.151cm" svg:y="7.62cm">
          <draw:text-box>
            <text:p><text:span text:style-name="T54">Layer 2</text:span></text:p>
          </draw:text-box>
        </draw:frame>
        <draw:custom-shape draw:style-name="gr2" draw:text-style-name="P6" draw:layer="layout" svg:width="16.57cm" svg:height="13.335cm" svg:x="11.43cm" svg:y="6.98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8.89cm" svg:y1="15.24cm" svg:x2="11.43cm" svg:y2="14.605cm">
          <text:p/>
        </draw:lin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eural Network Prediction Process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Predict one perceptron at a time using previous layer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3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3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3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3">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eural Network Prediction Process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Predict one perceptron at a time using previous layer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3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3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3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3">3</text:span></text:p>
          </draw:text-box>
        </draw:frame>
        <draw:frame draw:style-name="gr3" draw:text-style-name="P14" draw:layer="layout" svg:width="1.256cm" svg:height="1.195cm" svg:x="13.369cm" svg:y="7.51cm">
          <draw:text-box>
            <text:p><text:span text:style-name="T30">-1</text:span></text:p>
          </draw:text-box>
        </draw:frame>
        <draw:custom-shape draw:style-name="gr21" draw:text-style-name="P6" draw:layer="layout" svg:width="5.715cm" svg:height="11.43cm" svg:x="4.445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eural Network Prediction Process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Predict one perceptron at a time using previous layer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3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3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3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3">3</text:span></text:p>
          </draw:text-box>
        </draw:frame>
        <draw:frame draw:style-name="gr3" draw:text-style-name="P14" draw:layer="layout" svg:width="1.256cm" svg:height="1.195cm" svg:x="13.369cm" svg:y="7.51cm">
          <draw:text-box>
            <text:p><text:span text:style-name="T30">-1</text:span></text:p>
          </draw:text-box>
        </draw:frame>
        <draw:frame draw:style-name="gr3" draw:text-style-name="P14" draw:layer="layout" svg:width="0.972cm" svg:height="1.195cm" svg:x="13.369cm" svg:y="11.111cm">
          <draw:text-box>
            <text:p><text:span text:style-name="T30">1</text:span></text:p>
          </draw:text-box>
        </draw:frame>
        <draw:custom-shape draw:style-name="gr21" draw:text-style-name="P6" draw:layer="layout" svg:width="5.715cm" svg:height="11.43cm" svg:x="4.446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eural Network Prediction Process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Predict one perceptron at a time using previous layer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3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3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3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3">3</text:span></text:p>
          </draw:text-box>
        </draw:frame>
        <draw:frame draw:style-name="gr3" draw:text-style-name="P14" draw:layer="layout" svg:width="1.256cm" svg:height="1.195cm" svg:x="13.369cm" svg:y="7.51cm">
          <draw:text-box>
            <text:p><text:span text:style-name="T30">-1</text:span></text:p>
          </draw:text-box>
        </draw:frame>
        <draw:frame draw:style-name="gr3" draw:text-style-name="P14" draw:layer="layout" svg:width="0.972cm" svg:height="1.195cm" svg:x="13.369cm" svg:y="11.111cm">
          <draw:text-box>
            <text:p><text:span text:style-name="T30">1</text:span></text:p>
          </draw:text-box>
        </draw:frame>
        <draw:frame draw:style-name="gr3" draw:text-style-name="P14" draw:layer="layout" svg:width="0.972cm" svg:height="1.195cm" svg:x="13.369cm" svg:y="16.312cm">
          <draw:text-box>
            <text:p><text:span text:style-name="T30">1</text:span></text:p>
          </draw:text-box>
        </draw:frame>
        <draw:custom-shape draw:style-name="gr21" draw:text-style-name="P6" draw:layer="layout" svg:width="5.715cm" svg:height="11.43cm" svg:x="4.446cm" svg:y="6.98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Neural Network Prediction Process</text:p>
          </draw:text-box>
        </draw:frame>
        <draw:frame presentation:style-name="pr13" draw:layer="layout" svg:width="25.199cm" svg:height="1.905cm" svg:x="1.471cm" svg:y="5.145cm" presentation:class="outline" presentation:user-transformed="true">
          <draw:text-box>
            <text:list text:style-name="L2">
              <text:list-item>
                <text:p>Predict one perceptron at a time using previous layer</text:p>
              </text:list-item>
            </text:list>
          </draw:text-box>
        </draw:frame>
        <draw:frame draw:style-name="gr3" draw:text-style-name="P11" draw:layer="layout" svg:width="4.244cm" svg:height="1.475cm" svg:x="4.972cm" svg:y="7.1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972cm" svg:y="8.3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2cm" svg:y="12.0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4.972cm" svg:y="9.5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103cm" svg:y="13.1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5.101cm" svg:y="10.8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5.072cm" svg:y="14.2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5.073cm" svg:y="15.4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5.074cm" svg:y="16.6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4" draw:text-style-name="P6" draw:layer="layout" svg:x1="9.347cm" svg:y1="7.82cm" svg:x2="11.956cm" svg:y2="12.265cm">
            <text:p/>
          </draw:line>
          <draw:line draw:style-name="gr4" draw:text-style-name="P6" draw:layer="layout" svg:x1="9.347cm" svg:y1="9.12cm" svg:x2="11.956cm" svg:y2="12.265cm">
            <text:p/>
          </draw:line>
          <draw:line draw:style-name="gr4" draw:text-style-name="P6" draw:layer="layout" svg:x1="9.347cm" svg:y1="10.36cm" svg:x2="11.956cm" svg:y2="12.265cm">
            <text:p/>
          </draw:line>
          <draw:line draw:style-name="gr4" draw:text-style-name="P6" draw:layer="layout" svg:x1="9.347cm" svg:y1="11.36cm" svg:x2="11.925cm" svg:y2="12.09cm">
            <text:p/>
          </draw:line>
          <draw:line draw:style-name="gr4" draw:text-style-name="P6" draw:layer="layout" svg:x1="9.347cm" svg:y1="12.7cm" svg:x2="11.956cm" svg:y2="12.265cm">
            <text:p/>
          </draw:line>
          <draw:line draw:style-name="gr4" draw:text-style-name="P6" draw:layer="layout" svg:x1="9.347cm" svg:y1="13.7cm" svg:x2="11.956cm" svg:y2="12.265cm">
            <text:p/>
          </draw:line>
          <draw:line draw:style-name="gr4" draw:text-style-name="P6" draw:layer="layout" svg:x1="9.347cm" svg:y1="14.805cm" svg:x2="11.956cm" svg:y2="12.265cm">
            <text:p/>
          </draw:line>
          <draw:line draw:style-name="gr4" draw:text-style-name="P6" draw:layer="layout" svg:x1="9.347cm" svg:y1="15.806cm" svg:x2="11.956cm" svg:y2="12.265cm">
            <text:p/>
          </draw:line>
          <draw:line draw:style-name="gr4" draw:text-style-name="P6" draw:layer="layout" svg:x1="9.347cm" svg:y1="16.71cm" svg:x2="11.956cm" svg:y2="12.265cm">
            <text:p/>
          </draw:line>
        </draw:g>
        <draw:custom-shape draw:style-name="gr7" draw:text-style-name="P6" draw:layer="layout" svg:width="1.27cm" svg:height="2.54cm" svg:x="11.956cm" svg:y="10.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7.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956cm" svg:y="15.2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416cm" svg:y1="13.535cm" svg:x2="11.957cm" svg:y2="8.465cm">
          <text:p/>
        </draw:line>
        <draw:line draw:style-name="gr4" draw:text-style-name="P6" draw:layer="layout" svg:x1="9.416cm" svg:y1="14.805cm" svg:x2="11.957cm" svg:y2="8.465cm">
          <text:p/>
        </draw:line>
        <draw:line draw:style-name="gr4" draw:text-style-name="P6" draw:layer="layout" svg:x1="9.416cm" svg:y1="16.075cm" svg:x2="11.957cm" svg:y2="8.465cm">
          <text:p/>
        </draw:line>
        <draw:line draw:style-name="gr4" draw:text-style-name="P6" draw:layer="layout" svg:x1="9.348cm" svg:y1="7.56cm" svg:x2="11.926cm" svg:y2="8.29cm">
          <text:p/>
        </draw:line>
        <draw:line draw:style-name="gr4" draw:text-style-name="P6" draw:layer="layout" svg:x1="9.348cm" svg:y1="8.9cm" svg:x2="11.957cm" svg:y2="8.465cm">
          <text:p/>
        </draw:line>
        <draw:line draw:style-name="gr4" draw:text-style-name="P6" draw:layer="layout" svg:x1="9.348cm" svg:y1="9.9cm" svg:x2="11.957cm" svg:y2="8.465cm">
          <text:p/>
        </draw:line>
        <draw:line draw:style-name="gr4" draw:text-style-name="P6" draw:layer="layout" svg:x1="9.348cm" svg:y1="11.005cm" svg:x2="11.957cm" svg:y2="8.465cm">
          <text:p/>
        </draw:line>
        <draw:line draw:style-name="gr4" draw:text-style-name="P6" draw:layer="layout" svg:x1="9.348cm" svg:y1="12.006cm" svg:x2="11.957cm" svg:y2="8.465cm">
          <text:p/>
        </draw:line>
        <draw:line draw:style-name="gr4" draw:text-style-name="P6" draw:layer="layout" svg:x1="9.416cm" svg:y1="16.71cm" svg:x2="11.957cm" svg:y2="8.465cm">
          <text:p/>
        </draw:line>
        <draw:line draw:style-name="gr4" draw:text-style-name="P6" draw:layer="layout" svg:x1="9.348cm" svg:y1="12.32cm" svg:x2="11.957cm" svg:y2="16.765cm">
          <text:p/>
        </draw:line>
        <draw:line draw:style-name="gr4" draw:text-style-name="P6" draw:layer="layout" svg:x1="9.348cm" svg:y1="13.62cm" svg:x2="11.957cm" svg:y2="16.765cm">
          <text:p/>
        </draw:line>
        <draw:line draw:style-name="gr4" draw:text-style-name="P6" draw:layer="layout" svg:x1="9.348cm" svg:y1="14.86cm" svg:x2="11.957cm" svg:y2="16.765cm">
          <text:p/>
        </draw:line>
        <draw:line draw:style-name="gr4" draw:text-style-name="P6" draw:layer="layout" svg:x1="9.348cm" svg:y1="15.86cm" svg:x2="11.926cm" svg:y2="16.59cm">
          <text:p/>
        </draw:line>
        <draw:line draw:style-name="gr4" draw:text-style-name="P6" draw:layer="layout" svg:x1="9.348cm" svg:y1="17.2cm" svg:x2="11.957cm" svg:y2="16.765cm">
          <text:p/>
        </draw:line>
        <draw:line draw:style-name="gr4" draw:text-style-name="P6" draw:layer="layout" svg:x1="9.416cm" svg:y1="11.63cm" svg:x2="11.957cm" svg:y2="16.765cm">
          <text:p/>
        </draw:line>
        <draw:line draw:style-name="gr4" draw:text-style-name="P6" draw:layer="layout" svg:x1="9.416cm" svg:y1="10.36cm" svg:x2="11.957cm" svg:y2="16.765cm">
          <text:p/>
        </draw:line>
        <draw:line draw:style-name="gr4" draw:text-style-name="P6" draw:layer="layout" svg:x1="9.416cm" svg:y1="9.09cm" svg:x2="11.957cm" svg:y2="16.765cm">
          <text:p/>
        </draw:line>
        <draw:line draw:style-name="gr4" draw:text-style-name="P6" draw:layer="layout" svg:x1="9.416cm" svg:y1="7.82cm" svg:x2="11.957cm" svg:y2="16.765cm">
          <text:p/>
        </draw:line>
        <draw:custom-shape draw:style-name="gr7" draw:text-style-name="P6" draw:layer="layout" svg:width="1.27cm" svg:height="2.54cm" svg:x="16.356cm" svg:y="10.96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331cm" svg:y1="8.455cm" svg:x2="16.506cm" svg:y2="12.265cm">
          <text:p/>
        </draw:line>
        <draw:line draw:style-name="gr4" draw:text-style-name="P6" draw:layer="layout" svg:x1="13.331cm" svg:y1="12.265cm" svg:x2="16.507cm" svg:y2="12.265cm">
          <text:p/>
        </draw:line>
        <draw:line draw:style-name="gr4" draw:text-style-name="P6" draw:layer="layout" svg:x1="13.331cm" svg:y1="16.71cm" svg:x2="16.507cm" svg:y2="12.265cm">
          <text:p/>
        </draw:line>
        <draw:line draw:style-name="gr4" draw:text-style-name="P6" draw:layer="layout" svg:x1="17.631cm" svg:y1="12.265cm" svg:x2="20.807cm" svg:y2="12.265cm">
          <text:p/>
        </draw:line>
        <draw:frame draw:style-name="gr3" draw:text-style-name="P11" draw:layer="layout" svg:width="0.972cm" svg:height="1.195cm" svg:x="12.096cm" svg:y="7.871cm">
          <draw:text-box>
            <text:p><text:span text:style-name="T23">0</text:span></text:p>
          </draw:text-box>
        </draw:frame>
        <draw:frame draw:style-name="gr3" draw:text-style-name="P11" draw:layer="layout" svg:width="0.972cm" svg:height="1.195cm" svg:x="12.096cm" svg:y="11.672cm">
          <draw:text-box>
            <text:p><text:span text:style-name="T23">1</text:span></text:p>
          </draw:text-box>
        </draw:frame>
        <draw:frame draw:style-name="gr3" draw:text-style-name="P11" draw:layer="layout" svg:width="0.972cm" svg:height="1.195cm" svg:x="12.096cm" svg:y="15.873cm">
          <draw:text-box>
            <text:p><text:span text:style-name="T23">2</text:span></text:p>
          </draw:text-box>
        </draw:frame>
        <draw:frame draw:style-name="gr3" draw:text-style-name="P11" draw:layer="layout" svg:width="0.972cm" svg:height="1.195cm" svg:x="16.496cm" svg:y="11.574cm">
          <draw:text-box>
            <text:p><text:span text:style-name="T23">3</text:span></text:p>
          </draw:text-box>
        </draw:frame>
        <draw:frame draw:style-name="gr3" draw:text-style-name="P14" draw:layer="layout" svg:width="1.256cm" svg:height="1.195cm" svg:x="13.369cm" svg:y="7.51cm">
          <draw:text-box>
            <text:p><text:span text:style-name="T30">-1</text:span></text:p>
          </draw:text-box>
        </draw:frame>
        <draw:frame draw:style-name="gr3" draw:text-style-name="P14" draw:layer="layout" svg:width="0.972cm" svg:height="1.195cm" svg:x="13.369cm" svg:y="11.111cm">
          <draw:text-box>
            <text:p><text:span text:style-name="T30">1</text:span></text:p>
          </draw:text-box>
        </draw:frame>
        <draw:frame draw:style-name="gr3" draw:text-style-name="P14" draw:layer="layout" svg:width="0.972cm" svg:height="1.195cm" svg:x="13.369cm" svg:y="16.312cm">
          <draw:text-box>
            <text:p><text:span text:style-name="T30">1</text:span></text:p>
          </draw:text-box>
        </draw:frame>
        <draw:frame draw:style-name="gr3" draw:text-style-name="P14" draw:layer="layout" svg:width="1.256cm" svg:height="1.195cm" svg:x="17.669cm" svg:y="11.113cm">
          <draw:text-box>
            <text:p><text:span text:style-name="T30">-1</text:span></text:p>
          </draw:text-box>
        </draw:frame>
        <draw:custom-shape draw:style-name="gr21" draw:text-style-name="P6" draw:layer="layout" svg:width="5.08cm" svg:height="11.43cm" svg:x="10.16cm" svg:y="6.6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874cm" presentation:class="title" presentation:user-transformed="true">
          <draw:text-box>
            <text:p>Review:<text:line-break/>Pseudo-code for Perceptron Predicton</text:p>
          </draw:text-box>
        </draw:frame>
        <draw:frame draw:style-name="gr3" draw:text-style-name="P11" draw:layer="layout" svg:width="21.102cm" svg:height="8.908cm" svg:x="1.271cm" svg:y="6.281cm">
          <draw:text-box>
            <text:p><text:span text:style-name="T55">predict_one</text:span><text:span text:style-name="T31">(</text:span><text:span text:style-name="T56">w</text:span><text:span text:style-name="T52">, </text:span><text:span text:style-name="T57">phi</text:span><text:span text:style-name="T31">)</text:span></text:p>
            <text:p><text:span text:style-name="T24"><text:s text:c="5"/></text:span><text:span text:style-name="T52">score</text:span><text:span text:style-name="T31"> = 0</text:span></text:p>
            <text:p><text:span text:style-name="T23"><text:tab/></text:span><text:span text:style-name="T58">for each</text:span><text:span text:style-name="T23"> </text:span><text:span text:style-name="T59">name</text:span><text:span text:style-name="T23">, </text:span><text:span text:style-name="T59">value</text:span><text:span text:style-name="T23"> </text:span><text:span text:style-name="T58">in</text:span><text:span text:style-name="T23"> </text:span><text:span text:style-name="T57">phi</text:span><text:span text:style-name="T59"> <text:s text:c="10"/></text:span><text:span text:style-name="T60"># score = w*φ(x)</text:span></text:p>
            <text:p><text:span text:style-name="T59"><text:tab/></text:span><text:span text:style-name="T59"><text:tab/></text:span><text:span text:style-name="T61">if</text:span><text:span text:style-name="T62"> </text:span><text:span text:style-name="T63">name</text:span><text:span text:style-name="T62"> </text:span><text:span text:style-name="T61">exists in</text:span><text:span text:style-name="T62"> </text:span><text:span text:style-name="T64">w</text:span></text:p>
            <text:p><text:span text:style-name="T63"><text:tab/></text:span><text:span text:style-name="T63"><text:tab/></text:span><text:span text:style-name="T63"><text:tab/></text:span><text:span text:style-name="T63">score</text:span><text:span text:style-name="T62"> += </text:span><text:span text:style-name="T63">value</text:span><text:span text:style-name="T62"> * </text:span><text:span text:style-name="T64">w</text:span><text:span text:style-name="T62">[</text:span><text:span text:style-name="T63">name</text:span><text:span text:style-name="T62">]</text:span></text:p>
            <text:p><text:span text:style-name="T62"><text:tab/></text:span><text:span text:style-name="T61">if</text:span><text:span text:style-name="T62"> </text:span><text:span text:style-name="T63">score</text:span><text:span text:style-name="T62"> &gt;= 0</text:span></text:p>
            <text:p><text:span text:style-name="T62"><text:tab/></text:span><text:span text:style-name="T62"><text:tab/></text:span><text:span text:style-name="T61">return</text:span><text:span text:style-name="T62"> 1</text:span></text:p>
            <text:p><text:span text:style-name="T62"><text:tab/></text:span><text:span text:style-name="T61">else</text:span></text:p>
            <text:p><text:span text:style-name="T62"><text:tab/></text:span><text:span text:style-name="T62"><text:tab/></text:span><text:span text:style-name="T61">return</text:span><text:span text:style-name="T62"> -1</text:span></text:p>
          </draw:text-box>
        </draw:frame>
        <draw:custom-shape draw:style-name="gr2" draw:text-style-name="P6" draw:layer="layout" svg:width="23.06cm" svg:height="9.725cm" svg:x="1.27cm" svg:y="6.1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seudo-Code for NN Prediction</text:p>
          </draw:text-box>
        </draw:frame>
        <draw:frame draw:style-name="gr3" draw:text-style-name="P11" draw:layer="layout" svg:width="21.537cm" svg:height="9.069cm" svg:x="1.271cm" svg:y="6.282cm">
          <draw:text-box>
            <text:p><text:span text:style-name="T55">predict_nn</text:span><text:span text:style-name="T31">(</text:span><text:span text:style-name="T56">network</text:span><text:span text:style-name="T52">, </text:span><text:span text:style-name="T57">phi</text:span><text:span text:style-name="T31">)</text:span></text:p>
            <text:p><text:span text:style-name="T24"><text:s text:c="5"/></text:span><text:span text:style-name="T65">y</text:span><text:span text:style-name="T52"> = </text:span><text:span text:style-name="T66">[ </text:span><text:span text:style-name="T57">phi</text:span><text:span text:style-name="T66">, {}, {} … ] </text:span><text:span text:style-name="T60"># activations for each layer</text:span><text:span text:style-name="T60"><text:line-break/></text:span><text:span text:style-name="T60"> <text:s text:c="4"/></text:span><text:span text:style-name="T67">for each</text:span><text:span text:style-name="T66"> node </text:span><text:span text:style-name="T52">i</text:span><text:span text:style-name="T66">:</text:span><text:span text:style-name="T66"><text:line-break/></text:span><text:span text:style-name="T66"><text:tab/></text:span><text:span text:style-name="T66"><text:tab/></text:span><text:span text:style-name="T52">layer, weight = </text:span><text:span text:style-name="T56">network</text:span><text:span text:style-name="T68">[i]</text:span><text:span text:style-name="T66"><text:line-break/></text:span><text:span text:style-name="T66"> <text:s text:c="4"/></text:span><text:span text:style-name="T66"><text:tab/></text:span><text:span text:style-name="T66"><text:tab/></text:span><text:span text:style-name="T60"># predict the answer with the previous perceptron</text:span><text:span text:style-name="T66"><text:line-break/></text:span><text:span text:style-name="T66"><text:tab/></text:span><text:span text:style-name="T66"><text:tab/></text:span><text:span text:style-name="T52">answer</text:span><text:span text:style-name="T66"> = </text:span><text:span text:style-name="T69">predict_one(</text:span><text:span text:style-name="T70">weight</text:span><text:span text:style-name="T71">,</text:span><text:span text:style-name="T72"> </text:span><text:span text:style-name="T73">y</text:span><text:span text:style-name="T71">[layer-1</text:span><text:span text:style-name="T74">]</text:span><text:span text:style-name="T75">)</text:span></text:p>
            <text:p><text:span text:style-name="T75"><text:tab/></text:span><text:span text:style-name="T75"><text:tab/></text:span><text:span text:style-name="T76"># save this answer as a feature for the next layer</text:span><text:span text:style-name="T75"><text:line-break/></text:span><text:span text:style-name="T75"><text:tab/></text:span><text:span text:style-name="T75"><text:tab/></text:span><text:span text:style-name="T77">y</text:span><text:span text:style-name="T75">[</text:span><text:span text:style-name="T78">layer</text:span><text:span text:style-name="T75">][</text:span><text:span text:style-name="T78">i</text:span><text:span text:style-name="T75">] = </text:span><text:span text:style-name="T78">answer</text:span><text:span text:style-name="T75"><text:line-break/></text:span><text:span text:style-name="T75"><text:tab/></text:span><text:span text:style-name="T79">return</text:span><text:span text:style-name="T75"> the answer for the last perceptron</text:span></text:p>
          </draw:text-box>
        </draw:frame>
        <draw:custom-shape draw:style-name="gr2" draw:text-style-name="P6" draw:layer="layout" svg:width="23.06cm" svg:height="9.725cm" svg:x="1.27cm" svg:y="6.15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" presentation:presentation-page-layout-name="AL2T1">
        <office:forms form:automatic-focus="false" form:apply-design-mode="false"/>
        <draw:frame draw:style-name="gr22" draw:layer="layout" svg:width="15.999cm" svg:height="7.05cm" svg:x="11.08cm" svg:y="5.6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Neural Network Activation Functions</text:p>
          </draw:text-box>
        </draw:frame>
        <draw:frame presentation:style-name="pr12" draw:layer="layout" svg:width="25.199cm" svg:height="13.86cm" svg:x="1.471cm" svg:y="5.08cm" presentation:class="outline">
          <draw:text-box>
            <text:list text:style-name="L2">
              <text:list-item>
                <text:p>Previously described NN uses step function<text:line-break/><text:line-break/><text:line-break/><text:line-break/><text:line-break/></text:p>
              </text:list-item>
              <text:list-item>
                <text:p>Step function is not differentiable → use tanh</text:p>
              </text:list-item>
            </text:list>
          </draw:text-box>
        </draw:frame>
        <draw:frame draw:style-name="gr5" draw:layer="layout" svg:width="10.534cm" svg:height="1.648cm" svg:x="0.44cm" svg:y="7.85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2" draw:layer="layout" svg:width="15.999cm" svg:height="7.139cm" svg:x="11.306cm" svg:y="13.86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0.661cm" svg:height="1.648cm" svg:x="0.44cm" svg:y="15.155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1" draw:layer="layout" svg:width="8.795cm" svg:height="3.083cm" svg:x="1.27cm" svg:y="17.717cm">
          <draw:text-box>
            <text:p><text:span text:style-name="T9">Python:</text:span></text:p>
            <text:p><text:span text:style-name="T23">from math import tanh</text:span></text:p>
            <text:p><text:span text:style-name="T23">tanh(x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Learning a Perceptron w/ tanh</text:p>
          </draw:text-box>
        </draw:frame>
        <draw:frame presentation:style-name="pr10" draw:layer="layout" svg:width="25.199cm" svg:height="13.612cm" svg:x="1.471cm" svg:y="5.08cm" presentation:class="outline" presentation:user-transformed="true">
          <draw:text-box>
            <text:list text:style-name="L2">
              <text:list-item>
                <text:p>First, calculate the error:<text:line-break/><text:line-break/><text:line-break/><text:line-break/></text:p>
              </text:list-item>
              <text:list-item>
                <text:p>Update each weight with:<text:line-break/><text:line-break/><text:line-break/></text:p>
              </text:list-item>
              <text:list-item>
                <text:p>Where λ is the learning rate</text:p>
              </text:list-item>
              <text:list-item>
                <text:p>(For step function perceptron δ = -2 or +2, λ = 1/2)</text:p>
              </text:list-item>
            </text:list>
          </draw:text-box>
        </draw:frame>
        <draw:frame draw:style-name="gr3" draw:text-style-name="P11" draw:layer="layout" svg:width="3.706cm" svg:height="1.195cm" svg:x="11.513cm" svg:y="6.625cm">
          <draw:text-box>
            <text:p><text:span text:style-name="T59">δ</text:span><text:span text:style-name="T23"> = </text:span><text:span text:style-name="T30">y'</text:span><text:span text:style-name="T23"> - </text:span><text:span text:style-name="T30">y</text:span></text:p>
          </draw:text-box>
        </draw:frame>
        <draw:frame draw:style-name="gr3" draw:text-style-name="P11" draw:layer="layout" svg:width="4.507cm" svg:height="1.195cm" svg:x="8.828cm" svg:y="8.63cm">
          <draw:text-box>
            <text:p><text:span text:style-name="T23">correct tag</text:span></text:p>
          </draw:text-box>
        </draw:frame>
        <draw:frame draw:style-name="gr3" draw:text-style-name="P11" draw:layer="layout" svg:width="5.777cm" svg:height="1.195cm" svg:x="14.829cm" svg:y="8.631cm">
          <draw:text-box>
            <text:p><text:span text:style-name="T23">system output</text:span></text:p>
          </draw:text-box>
        </draw:frame>
        <draw:line draw:style-name="gr4" draw:text-style-name="P6" draw:layer="layout" svg:x1="11.965cm" svg:y1="8.755cm" svg:x2="13.235cm" svg:y2="8.12cm">
          <text:p/>
        </draw:line>
        <draw:line draw:style-name="gr4" draw:text-style-name="P6" draw:layer="layout" svg:x1="15.965cm" svg:y1="8.756cm" svg:x2="15.24cm" svg:y2="7.92cm">
          <text:p/>
        </draw:line>
        <draw:frame draw:style-name="gr5" draw:layer="layout" svg:width="10.805cm" svg:height="1.647cm" svg:x="8.755cm" svg:y="12.8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Problem: Don't Know Correct Answer!</text:p>
          </draw:text-box>
        </draw:frame>
        <draw:frame presentation:style-name="pr12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For NNs, only know correct tag for last layer</text:p>
              </text:list-item>
            </text:list>
          </draw:text-box>
        </draw:frame>
        <draw:frame draw:style-name="gr3" draw:text-style-name="P11" draw:layer="layout" svg:width="4.244cm" svg:height="1.475cm" svg:x="4.72cm" svg:y="7.59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72cm" svg:y="8.765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82cm" svg:y="12.41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" draw:text-style-name="P11" draw:layer="layout" svg:width="4.244cm" svg:height="1.475cm" svg:x="4.72cm" svg:y="9.965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851cm" svg:y="13.515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" draw:text-style-name="P11" draw:layer="layout" svg:width="4.341cm" svg:height="1.475cm" svg:x="4.849cm" svg:y="11.24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" draw:text-style-name="P11" draw:layer="layout" svg:width="4.244cm" svg:height="1.475cm" svg:x="4.82cm" svg:y="14.615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" draw:text-style-name="P11" draw:layer="layout" svg:width="4.244cm" svg:height="1.475cm" svg:x="4.821cm" svg:y="15.815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" draw:text-style-name="P11" draw:layer="layout" svg:width="4.244cm" svg:height="1.475cm" svg:x="4.822cm" svg:y="17.015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4" draw:text-style-name="P6" draw:layer="layout" svg:x1="9.095cm" svg:y1="8.225cm" svg:x2="11.704cm" svg:y2="12.67cm">
            <text:p/>
          </draw:line>
          <draw:line draw:style-name="gr4" draw:text-style-name="P6" draw:layer="layout" svg:x1="9.095cm" svg:y1="9.525cm" svg:x2="11.704cm" svg:y2="12.67cm">
            <text:p/>
          </draw:line>
          <draw:line draw:style-name="gr4" draw:text-style-name="P6" draw:layer="layout" svg:x1="9.095cm" svg:y1="10.765cm" svg:x2="11.704cm" svg:y2="12.67cm">
            <text:p/>
          </draw:line>
          <draw:line draw:style-name="gr4" draw:text-style-name="P6" draw:layer="layout" svg:x1="9.095cm" svg:y1="11.765cm" svg:x2="11.673cm" svg:y2="12.495cm">
            <text:p/>
          </draw:line>
          <draw:line draw:style-name="gr4" draw:text-style-name="P6" draw:layer="layout" svg:x1="9.095cm" svg:y1="13.105cm" svg:x2="11.704cm" svg:y2="12.67cm">
            <text:p/>
          </draw:line>
          <draw:line draw:style-name="gr4" draw:text-style-name="P6" draw:layer="layout" svg:x1="9.095cm" svg:y1="14.105cm" svg:x2="11.704cm" svg:y2="12.67cm">
            <text:p/>
          </draw:line>
          <draw:line draw:style-name="gr4" draw:text-style-name="P6" draw:layer="layout" svg:x1="9.095cm" svg:y1="15.21cm" svg:x2="11.704cm" svg:y2="12.67cm">
            <text:p/>
          </draw:line>
          <draw:line draw:style-name="gr4" draw:text-style-name="P6" draw:layer="layout" svg:x1="9.095cm" svg:y1="16.211cm" svg:x2="11.704cm" svg:y2="12.67cm">
            <text:p/>
          </draw:line>
          <draw:line draw:style-name="gr4" draw:text-style-name="P6" draw:layer="layout" svg:x1="9.095cm" svg:y1="17.115cm" svg:x2="11.704cm" svg:y2="12.67cm">
            <text:p/>
          </draw:line>
        </draw:g>
        <draw:custom-shape draw:style-name="gr7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164cm" svg:y1="13.94cm" svg:x2="11.705cm" svg:y2="8.87cm">
          <text:p/>
        </draw:line>
        <draw:line draw:style-name="gr4" draw:text-style-name="P6" draw:layer="layout" svg:x1="9.164cm" svg:y1="15.21cm" svg:x2="11.705cm" svg:y2="8.87cm">
          <text:p/>
        </draw:line>
        <draw:line draw:style-name="gr4" draw:text-style-name="P6" draw:layer="layout" svg:x1="9.164cm" svg:y1="16.48cm" svg:x2="11.705cm" svg:y2="8.87cm">
          <text:p/>
        </draw:line>
        <draw:line draw:style-name="gr4" draw:text-style-name="P6" draw:layer="layout" svg:x1="9.096cm" svg:y1="7.965cm" svg:x2="11.674cm" svg:y2="8.695cm">
          <text:p/>
        </draw:line>
        <draw:line draw:style-name="gr4" draw:text-style-name="P6" draw:layer="layout" svg:x1="9.096cm" svg:y1="9.305cm" svg:x2="11.705cm" svg:y2="8.87cm">
          <text:p/>
        </draw:line>
        <draw:line draw:style-name="gr4" draw:text-style-name="P6" draw:layer="layout" svg:x1="9.096cm" svg:y1="10.305cm" svg:x2="11.705cm" svg:y2="8.87cm">
          <text:p/>
        </draw:line>
        <draw:line draw:style-name="gr4" draw:text-style-name="P6" draw:layer="layout" svg:x1="9.096cm" svg:y1="11.41cm" svg:x2="11.705cm" svg:y2="8.87cm">
          <text:p/>
        </draw:line>
        <draw:line draw:style-name="gr4" draw:text-style-name="P6" draw:layer="layout" svg:x1="9.096cm" svg:y1="12.411cm" svg:x2="11.705cm" svg:y2="8.87cm">
          <text:p/>
        </draw:line>
        <draw:line draw:style-name="gr4" draw:text-style-name="P6" draw:layer="layout" svg:x1="9.164cm" svg:y1="17.115cm" svg:x2="11.705cm" svg:y2="8.87cm">
          <text:p/>
        </draw:line>
        <draw:line draw:style-name="gr4" draw:text-style-name="P6" draw:layer="layout" svg:x1="9.096cm" svg:y1="12.725cm" svg:x2="11.705cm" svg:y2="17.17cm">
          <text:p/>
        </draw:line>
        <draw:line draw:style-name="gr4" draw:text-style-name="P6" draw:layer="layout" svg:x1="9.096cm" svg:y1="14.025cm" svg:x2="11.705cm" svg:y2="17.17cm">
          <text:p/>
        </draw:line>
        <draw:line draw:style-name="gr4" draw:text-style-name="P6" draw:layer="layout" svg:x1="9.096cm" svg:y1="15.265cm" svg:x2="11.705cm" svg:y2="17.17cm">
          <text:p/>
        </draw:line>
        <draw:line draw:style-name="gr4" draw:text-style-name="P6" draw:layer="layout" svg:x1="9.096cm" svg:y1="16.265cm" svg:x2="11.674cm" svg:y2="16.995cm">
          <text:p/>
        </draw:line>
        <draw:line draw:style-name="gr4" draw:text-style-name="P6" draw:layer="layout" svg:x1="9.096cm" svg:y1="17.605cm" svg:x2="11.705cm" svg:y2="17.17cm">
          <text:p/>
        </draw:line>
        <draw:line draw:style-name="gr4" draw:text-style-name="P6" draw:layer="layout" svg:x1="9.164cm" svg:y1="12.035cm" svg:x2="11.705cm" svg:y2="17.17cm">
          <text:p/>
        </draw:line>
        <draw:line draw:style-name="gr4" draw:text-style-name="P6" draw:layer="layout" svg:x1="9.164cm" svg:y1="10.765cm" svg:x2="11.705cm" svg:y2="17.17cm">
          <text:p/>
        </draw:line>
        <draw:line draw:style-name="gr4" draw:text-style-name="P6" draw:layer="layout" svg:x1="9.164cm" svg:y1="9.495cm" svg:x2="11.705cm" svg:y2="17.17cm">
          <text:p/>
        </draw:line>
        <draw:line draw:style-name="gr4" draw:text-style-name="P6" draw:layer="layout" svg:x1="9.164cm" svg:y1="8.225cm" svg:x2="11.705cm" svg:y2="17.17cm">
          <text:p/>
        </draw:line>
        <draw:custom-shape draw:style-name="gr7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3.079cm" svg:y1="8.86cm" svg:x2="16.254cm" svg:y2="12.67cm">
          <text:p/>
        </draw:line>
        <draw:line draw:style-name="gr4" draw:text-style-name="P6" draw:layer="layout" svg:x1="13.079cm" svg:y1="12.67cm" svg:x2="16.255cm" svg:y2="12.67cm">
          <text:p/>
        </draw:line>
        <draw:line draw:style-name="gr4" draw:text-style-name="P6" draw:layer="layout" svg:x1="13.079cm" svg:y1="17.115cm" svg:x2="16.255cm" svg:y2="12.67cm">
          <text:p/>
        </draw:line>
        <draw:line draw:style-name="gr4" draw:text-style-name="P6" draw:layer="layout" svg:x1="17.379cm" svg:y1="12.67cm" svg:x2="20.555cm" svg:y2="12.67cm">
          <text:p/>
        </draw:line>
        <draw:frame draw:style-name="gr3" draw:text-style-name="P11" draw:layer="layout" svg:width="0.972cm" svg:height="1.195cm" svg:x="11.844cm" svg:y="8.276cm">
          <draw:text-box>
            <text:p><text:span text:style-name="T23">0</text:span></text:p>
          </draw:text-box>
        </draw:frame>
        <draw:frame draw:style-name="gr3" draw:text-style-name="P11" draw:layer="layout" svg:width="0.972cm" svg:height="1.195cm" svg:x="11.844cm" svg:y="12.077cm">
          <draw:text-box>
            <text:p><text:span text:style-name="T23">1</text:span></text:p>
          </draw:text-box>
        </draw:frame>
        <draw:frame draw:style-name="gr3" draw:text-style-name="P11" draw:layer="layout" svg:width="0.972cm" svg:height="1.195cm" svg:x="11.844cm" svg:y="16.278cm">
          <draw:text-box>
            <text:p><text:span text:style-name="T23">2</text:span></text:p>
          </draw:text-box>
        </draw:frame>
        <draw:frame draw:style-name="gr3" draw:text-style-name="P11" draw:layer="layout" svg:width="0.972cm" svg:height="1.195cm" svg:x="16.244cm" svg:y="11.979cm">
          <draw:text-box>
            <text:p><text:span text:style-name="T23">3</text:span></text:p>
          </draw:text-box>
        </draw:frame>
        <draw:frame draw:style-name="gr3" draw:text-style-name="P11" draw:layer="layout" svg:width="2.648cm" svg:height="2.139cm" svg:x="20.53cm" svg:y="11.451cm">
          <draw:text-box>
            <text:p><text:span text:style-name="T30">y'</text:span><text:span text:style-name="T23"> = 1</text:span></text:p>
            <text:p><text:span text:style-name="T30">y</text:span><text:span text:style-name="T23"> = -1</text:span></text:p>
          </draw:text-box>
        </draw:frame>
        <draw:frame draw:style-name="gr23" draw:text-style-name="P11" draw:layer="layout" svg:width="2.604cm" svg:height="2.139cm" svg:x="14.141cm" svg:y="15.561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draw:frame draw:style-name="gr3" draw:text-style-name="P11" draw:layer="layout" svg:width="2.525cm" svg:height="2.139cm" svg:x="12.942cm" svg:y="11.462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draw:frame draw:style-name="gr3" draw:text-style-name="P11" draw:layer="layout" svg:width="2.525cm" svg:height="2.139cm" svg:x="13.643cm" svg:y="7.363cm">
          <draw:text-box>
            <text:p><text:span text:style-name="T30">y'</text:span><text:span text:style-name="T23"> = ?</text:span></text:p>
            <text:p><text:span text:style-name="T30">y</text:span><text:span text:style-name="T23"> =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" presentation:presentation-page-layout-name="AL2T1">
        <office:forms form:automatic-focus="false" form:apply-design-mode="false"/>
        <draw:frame draw:style-name="gr22" draw:layer="layout" svg:width="15.999cm" svg:height="5.669cm" svg:x="5.5cm" svg:y="10.811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presentation:style-name="pr7" draw:layer="layout" svg:width="25.199cm" svg:height="3.237cm" svg:x="1.27cm" svg:y="1.574cm" presentation:class="title">
          <draw:text-box>
            <text:p>Answer: Back-Propogation</text:p>
          </draw:text-box>
        </draw:frame>
        <draw:frame presentation:style-name="pr10" draw:layer="layout" svg:width="25.199cm" svg:height="14.213cm" svg:x="1.471cm" svg:y="4.145cm" presentation:class="outline" presentation:user-transformed="true">
          <draw:text-box>
            <text:list text:style-name="L2">
              <text:list-item>
                <text:p>Pass error backwards along the network<text:line-break/><text:line-break/><text:line-break/><text:line-break/></text:p>
              </text:list-item>
              <text:list-item>
                <text:p>Also consider gradient of tanh<text:line-break/><text:line-break/><text:line-break/><text:line-break/><text:line-break/></text:p>
              </text:list-item>
              <text:list-item>
                <text:p>Combine:</text:p>
              </text:list-item>
            </text:list>
          </draw:text-box>
        </draw:frame>
        <draw:custom-shape draw:style-name="gr7" draw:text-style-name="P6" draw:layer="layout" svg:width="1.27cm" svg:height="1cm" svg:x="9.54cm" svg:y="6.0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0.875cm" svg:x="9.54cm" svg:y="7.3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.27cm" svg:height="0.745cm" svg:x="9.54cm" svg:y="8.42cm">
          <text:p/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525cm" svg:y1="6.625cm" svg:x2="6.985cm" svg:y2="7.895cm">
          <text:p/>
        </draw:line>
        <draw:line draw:style-name="gr4" draw:text-style-name="P6" draw:layer="layout" svg:x1="9.525cm" svg:y1="8.53cm" svg:x2="7.1cm" svg:y2="7.965cm">
          <text:p/>
        </draw:line>
        <draw:line draw:style-name="gr4" draw:text-style-name="P6" draw:layer="layout" svg:x1="9.525cm" svg:y1="7.895cm" svg:x2="6.985cm" svg:y2="7.895cm">
          <text:p/>
        </draw:line>
        <draw:frame draw:style-name="gr3" draw:layer="layout" svg:width="2.678cm" svg:height="0.962cm" svg:x="11.035cm" svg:y="5.955cm">
          <draw:text-box>
            <text:p>δ = -0.9</text:p>
          </draw:text-box>
        </draw:frame>
        <draw:frame draw:style-name="gr3" draw:layer="layout" svg:width="2.466cm" svg:height="0.962cm" svg:x="11.035cm" svg:y="7.155cm">
          <draw:text-box>
            <text:p>δ = 0.2</text:p>
          </draw:text-box>
        </draw:frame>
        <draw:frame draw:style-name="gr3" draw:layer="layout" svg:width="2.466cm" svg:height="0.962cm" svg:x="11.035cm" svg:y="8.455cm">
          <draw:text-box>
            <text:p>δ = 0.4</text:p>
          </draw:text-box>
        </draw:frame>
        <draw:custom-shape draw:style-name="gr24" draw:text-style-name="P6" draw:layer="layout" svg:width="1.27cm" svg:height="2.54cm" svg:x="5.84cm" svg:y="6.72cm">
          <text:p text:style-name="P6">j</text:p>
          <draw:enhanced-geometry svg:viewBox="0 0 21600 21600" draw:type="rectangle" draw:enhanced-path="M 0 0 L 21600 0 21600 21600 0 21600 0 0 Z N"/>
        </draw:custom-shape>
        <draw:frame draw:style-name="gr25" draw:text-style-name="P20" draw:layer="layout" svg:width="2.212cm" svg:height="0.962cm" svg:x="7.135cm" svg:y="5.955cm">
          <draw:text-box>
            <text:p><text:span text:style-name="T41">w=0.1</text:span></text:p>
          </draw:text-box>
        </draw:frame>
        <draw:frame draw:style-name="gr3" draw:text-style-name="P20" draw:layer="layout" svg:width="1.683cm" svg:height="0.962cm" svg:x="7.936cm" svg:y="7.055cm">
          <draw:text-box>
            <text:p><text:span text:style-name="T41">w=1</text:span></text:p>
          </draw:text-box>
        </draw:frame>
        <draw:frame draw:style-name="gr3" draw:text-style-name="P20" draw:layer="layout" svg:width="2.424cm" svg:height="0.962cm" svg:x="7.101cm" svg:y="8.53cm">
          <draw:text-box>
            <text:p><text:span text:style-name="T41">w=-0.3</text:span></text:p>
          </draw:text-box>
        </draw:frame>
        <draw:frame draw:style-name="gr5" draw:layer="layout" svg:width="5.946cm" svg:height="2.164cm" svg:x="14.469cm" svg:y="6.501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line draw:style-name="gr26" draw:text-style-name="P6" draw:layer="layout" svg:x1="10.68cm" svg:y1="13.305cm" svg:x2="20.84cm" svg:y2="12.47cm">
          <text:p/>
        </draw:line>
        <draw:line draw:style-name="gr26" draw:text-style-name="P6" draw:layer="layout" svg:x1="12.085cm" svg:y1="15.41cm" svg:x2="16.83cm" svg:y2="11.5cm">
          <text:p/>
        </draw:line>
        <draw:frame draw:style-name="gr5" draw:layer="layout" svg:width="20.32cm" svg:height="1.651cm" svg:x="4.032cm" svg:y="15.52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custom-shape draw:style-name="gr2" draw:text-style-name="P6" draw:layer="layout" svg:width="23.06cm" svg:height="4.01cm" svg:x="2.34cm" svg:y="5.7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5.83cm" svg:x="2.34cm" svg:y="11.3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10.903cm" svg:height="1.875cm" svg:x="8.332cm" svg:y="18.626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Back Propagation Code</text:p>
          </draw:text-box>
        </draw:frame>
        <draw:frame draw:style-name="gr3" draw:text-style-name="P11" draw:layer="layout" svg:width="15.192cm" svg:height="14.629cm" svg:x="2.341cm" svg:y="4.576cm">
          <draw:text-box>
            <text:p><text:span text:style-name="T55">update_nn</text:span><text:span text:style-name="T31">(</text:span><text:span text:style-name="T56">network</text:span><text:span text:style-name="T52">, </text:span><text:span text:style-name="T57">phi</text:span><text:span text:style-name="T52">, </text:span><text:span text:style-name="T65">y'</text:span><text:span text:style-name="T31">)</text:span><text:span text:style-name="T31"><text:line-break/></text:span><text:span text:style-name="T31"><text:tab/></text:span><text:span text:style-name="T80">create</text:span><text:span text:style-name="T31"> array δ</text:span></text:p>
            <text:p><text:span text:style-name="T24"><text:s text:c="5"/></text:span><text:span text:style-name="T24"><text:tab/></text:span><text:span text:style-name="T80">calculate </text:span><text:span text:style-name="T81">y</text:span><text:span text:style-name="T52"> </text:span><text:span text:style-name="T82">using</text:span><text:span text:style-name="T83"> </text:span><text:span text:style-name="T84">predict_nn</text:span><text:span text:style-name="T60"><text:line-break/></text:span><text:span text:style-name="T60"> <text:s text:c="4"/></text:span><text:span text:style-name="T60"><text:tab/></text:span><text:span text:style-name="T67">for each</text:span><text:span text:style-name="T66"> node </text:span><text:span text:style-name="T52">j </text:span><text:span text:style-name="T85">in</text:span><text:span text:style-name="T52"> </text:span><text:span text:style-name="T66">reverse order:</text:span><text:span text:style-name="T66"><text:line-break/></text:span><text:span text:style-name="T66"><text:tab/></text:span><text:span text:style-name="T66"><text:tab/></text:span><text:span text:style-name="T67">if</text:span><text:span text:style-name="T66"> </text:span><text:span text:style-name="T52">j</text:span><text:span text:style-name="T66"> is the last node</text:span><text:span text:style-name="T66"><text:line-break/></text:span><text:span text:style-name="T66"><text:tab/></text:span><text:span text:style-name="T66"><text:tab/></text:span><text:span text:style-name="T66"><text:tab/></text:span><text:span text:style-name="T52">δ</text:span><text:span text:style-name="T86">j</text:span><text:span text:style-name="T66"> = </text:span><text:span text:style-name="T65">y'</text:span><text:span text:style-name="T66"> – </text:span><text:span text:style-name="T65">y</text:span><text:span text:style-name="T87">j</text:span><text:span text:style-name="T66"><text:line-break/></text:span><text:span text:style-name="T66"><text:tab/></text:span><text:span text:style-name="T66"><text:tab/></text:span><text:span text:style-name="T67">else</text:span><text:span text:style-name="T66"><text:line-break/></text:span><text:span text:style-name="T66"><text:tab/></text:span><text:span text:style-name="T66"><text:tab/></text:span><text:span text:style-name="T66"><text:tab/></text:span><text:span text:style-name="T52">δ</text:span><text:span text:style-name="T86">j</text:span><text:span text:style-name="T66"> =</text:span><text:span text:style-name="T66"><text:line-break/></text:span><text:span text:style-name="T66"><text:tab/></text:span><text:span text:style-name="T67">for each</text:span><text:span text:style-name="T66"> node </text:span><text:span text:style-name="T52">j</text:span><text:span text:style-name="T66">:</text:span><text:span text:style-name="T66"><text:line-break/></text:span><text:span text:style-name="T66"><text:tab/></text:span><text:span text:style-name="T66"><text:tab/></text:span><text:span text:style-name="T52">layer</text:span><text:span text:style-name="T66">, </text:span><text:span text:style-name="T56">w</text:span><text:span text:style-name="T66"> = </text:span><text:span text:style-name="T56">network</text:span><text:span text:style-name="T66">[j]</text:span><text:span text:style-name="T66"><text:line-break/></text:span><text:span text:style-name="T66"><text:tab/></text:span><text:span text:style-name="T66"><text:tab/></text:span><text:span text:style-name="T67">for each</text:span><text:span text:style-name="T66"> </text:span><text:span text:style-name="T52">name, val</text:span><text:span text:style-name="T66"> </text:span><text:span text:style-name="T67">in</text:span><text:span text:style-name="T66"> </text:span><text:span text:style-name="T65">y</text:span><text:span text:style-name="T66">[</text:span><text:span text:style-name="T52">layer</text:span><text:span text:style-name="T66">-1]:</text:span><text:span text:style-name="T66"><text:line-break/></text:span><text:span text:style-name="T66"><text:tab/></text:span><text:span text:style-name="T66"><text:tab/></text:span><text:span text:style-name="T66"><text:tab/></text:span><text:span text:style-name="T56">w</text:span><text:span text:style-name="T66">[</text:span><text:span text:style-name="T52">name</text:span><text:span text:style-name="T66">] += λ * δ</text:span><text:span text:style-name="T88">j</text:span><text:span text:style-name="T66"> * </text:span><text:span text:style-name="T52">val</text:span><text:span text:style-name="T66"><text:line-break/></text:span><text:span text:style-name="T66"><text:tab/></text:span><text:span text:style-name="T66"><text:tab/></text:span><text:span text:style-name="T66"><text:line-break/></text:span><text:span text:style-name="T66"><text:tab/></text:span></text:p>
          </draw:text-box>
        </draw:frame>
        <draw:custom-shape draw:style-name="gr2" draw:text-style-name="P6" draw:layer="layout" svg:width="23.06cm" svg:height="13.335cm" svg:x="2.34cm" svg:y="4.445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35cm" svg:height="1.321cm" svg:x="7.48cm" svg:y="11.83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Training process</text:p>
          </draw:text-box>
        </draw:frame>
        <draw:frame presentation:style-name="pr14" draw:layer="layout" svg:width="25.199cm" svg:height="4.97cm" svg:x="1.471cm" svg:y="13.47cm" presentation:class="outline" presentation:user-transformed="true">
          <draw:text-box>
            <text:list text:style-name="L2">
              <text:list-item>
                <text:p>For previous perceptron, we initialized weights to zero</text:p>
              </text:list-item>
              <text:list-item>
                <text:p>In NN: randomly initialize weights<text:line-break/>(so not all perceptrons are identical)</text:p>
              </text:list-item>
            </text:list>
          </draw:text-box>
        </draw:frame>
        <draw:frame presentation:style-name="pr15" draw:layer="layout" svg:width="19.483cm" svg:height="6.979cm" svg:x="1.472cm" svg:y="5.081cm" presentation:class="outline" presentation:user-transformed="true">
          <draw:text-box>
            <text:list text:style-name="L2">
              <text:list-header>
                <text:p><text:span text:style-name="T89">create</text:span><text:span text:style-name="T7"> </text:span><text:span text:style-name="T90">network</text:span><text:span text:style-name="T91"><text:line-break/></text:span><text:span text:style-name="T92">randomize</text:span><text:span text:style-name="T93"> </text:span><text:span text:style-name="T90">network</text:span><text:span text:style-name="T93"> weights</text:span><text:span text:style-name="T7"><text:line-break/></text:span><text:span text:style-name="T89">for</text:span><text:span text:style-name="T7"> </text:span><text:span text:style-name="T91">I</text:span><text:span text:style-name="T7"> iterations</text:span><text:span text:style-name="T7"><text:line-break/></text:span><text:span text:style-name="T7"><text:tab/></text:span><text:span text:style-name="T89">for each </text:span><text:span text:style-name="T14">labeled pair </text:span><text:span text:style-name="T94">x</text:span><text:span text:style-name="T95">, </text:span><text:span text:style-name="T96">y</text:span><text:span text:style-name="T14"> in the data</text:span><text:span text:style-name="T14"><text:line-break/></text:span><text:span text:style-name="T14"><text:tab/></text:span><text:span text:style-name="T14"><text:tab/></text:span><text:span text:style-name="T97">phi</text:span><text:span text:style-name="T14"> = </text:span><text:span text:style-name="T98">create_features</text:span><text:span text:style-name="T14">(</text:span><text:span text:style-name="T13">x</text:span><text:span text:style-name="T14">)</text:span><text:span text:style-name="T14"><text:line-break/></text:span><text:span text:style-name="T14"><text:tab/></text:span><text:span text:style-name="T14"><text:tab/></text:span><text:span text:style-name="T98">update_nn</text:span><text:span text:style-name="T14">(</text:span><text:span text:style-name="T99">w</text:span><text:span text:style-name="T14">, </text:span><text:span text:style-name="T97">phi</text:span><text:span text:style-name="T14">, </text:span><text:span text:style-name="T100">y</text:span><text:span text:style-name="T14">)</text:span></text:p>
              </text:list-header>
            </text:list>
          </draw:text-box>
        </draw:frame>
        <draw:custom-shape draw:style-name="gr2" draw:text-style-name="P6" draw:layer="layout" svg:width="23.06cm" svg:height="7.834cm" svg:x="2.141cm" svg:y="4.881cm">
          <text:p/>
          <draw:enhanced-geometry svg:viewBox="0 0 21600 21600" draw:type="rectangle" draw:enhanced-path="M 0 0 L 21600 0 21600 21600 0 21600 0 0 Z N"/>
        </draw:custom-shape>
        <draw:path draw:style-name="gr4" draw:text-style-name="P6" draw:layer="layout" svg:width="9.428cm" svg:height="4.489cm" draw:transform="rotate (2.35619449019234) translate (22.225cm 13.335cm)" svg:viewBox="0 0 9429 4490" svg:d="m0 0c0 0 2694 4490 4490 4490s4939-4041 4939-4041">
          <text:p/>
        </draw:path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774cm" presentation:class="title" presentation:user-transformed="true">
          <draw:text-box>
            <text:p>Exercise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ercise (1)</text:p>
          </draw:text-box>
        </draw:frame>
        <draw:frame presentation:style-name="pr12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5">Write two programs</text:span></text:p>
                <text:list>
                  <text:list-item>
                    <text:p>train-nn: Creates a neural network model</text:p>
                  </text:list-item>
                  <text:list-item>
                    <text:p>test-nn: Reads a neural network model</text:p>
                  </text:list-item>
                </text:list>
              </text:list-item>
              <text:list-item>
                <text:p><text:span text:style-name="T5">Test</text:span><text:span text:style-name="T7"> train-nn</text:span></text:p>
                <text:list>
                  <text:list-item>
                    <text:p><text:span text:style-name="T7">Input: test/03-train-input.txt</text:span></text:p>
                  </text:list-item>
                  <text:list-item>
                    <text:p><text:span text:style-name="T7">Use one iteration, one hidden layer, two hidden nodes</text:span></text:p>
                  </text:list-item>
                  <text:list-item>
                    <text:p><text:span text:style-name="T7">Calculate updates by hand and make sure they are correc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ercise (2)</text:p>
          </draw:text-box>
        </draw:frame>
        <draw:frame presentation:style-name="pr12" draw:layer="layout" svg:width="25.199cm" svg:height="13.86cm" svg:x="1.471cm" svg:y="5.08cm" presentation:class="outline">
          <draw:text-box>
            <text:list text:style-name="L2">
              <text:list-item>
                <text:p><text:span text:style-name="T5">Train</text:span> a model on data/titles-en-train.labeled</text:p>
              </text:list-item>
              <text:list-item>
                <text:p><text:span text:style-name="T5">Predict</text:span> the labels of data/titles-en-test.word</text:p>
              </text:list-item>
              <text:list-item>
                <text:p><text:span text:style-name="T5">Grade </text:span><text:span text:style-name="T7">your answers</text:span><text:span text:style-name="T101"> </text:span></text:p>
                <text:list>
                  <text:list-item>
                    <text:p><text:span text:style-name="T102">script/grade-prediction.py data-en/titles-en-test.labeled your_answer</text:span></text:p>
                  </text:list-item>
                </text:list>
              </text:list-item>
              <text:list-item>
                <text:p><text:span text:style-name="T103">Compare:</text:span></text:p>
                <text:list>
                  <text:list-item>
                    <text:p><text:span text:style-name="T26">With a single perceptron/SVM classifiers</text:span></text:p>
                  </text:list-item>
                  <text:list-item>
                    <text:p><text:span text:style-name="T26">With different neural network struct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letter-kerning="true" style:font-family-asian="TakaoGothic" style:font-style-name-asian="Regular" style:font-family-generic-asian="swiss" style:font-pitch-asian="variable" style:font-size-asian="40pt" style:font-style-asian="normal" style:font-weight-asian="normal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28pt" style:font-style-asian="normal" style:font-weight-asian="normal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fo:font-family="TakaoExGothic" style:font-family-generic="swiss" style:font-pitch="variable" fo:font-size="17pt" style:font-family-asian="TakaoExGothic" style:font-family-generic-asian="swiss" style:font-pitch-asian="variable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79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10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raham Neubig</meta:initial-creator>
    <meta:creation-date>2009-01-20T18:02:08</meta:creation-date>
    <meta:editing-duration>P7DT17H39M23S</meta:editing-duration>
    <meta:editing-cycles>588</meta:editing-cycles>
    <dc:date>2013-07-22T16:36:57</dc:date>
    <dc:creator>Graham Neubig</dc:creator>
    <meta:generator>LibreOffice/3.5$Linux_x86 LibreOffice_project/350m1$Build-2</meta:generator>
    <meta:document-statistic meta:object-count="872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10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2/content.xml><?xml version="1.0" encoding="utf-8"?>
<math xmlns="http://www.w3.org/1998/Math/MathML">
  <semantics>
    <mrow>
      <mrow>
        <mo stretchy="false">(</mo>
        <mrow>
          <mrow>
            <mn>1</mn>
            <mo stretchy="false">−</mo>
            <mstyle color="red">
              <mrow>
                <msubsup>
                  <mi>y</mi>
                  <mi>j</mi>
                  <mn>2</mn>
                </msubsup>
              </mrow>
            </mstyle>
          </mrow>
        </mrow>
        <mo stretchy="false">)</mo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(1-color red y_j^2) sum_i %delta_i color green {w_{j,i}}</annotation>
  </semantics>
</math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051cm" xlink:href="." xlink:type="simple" chart:class="chart:scatter" chart:style-name="ch1">
        <chart:plot-area chart:style-name="ch2" chart:data-source-has-labels="both" svg:x="1.989cm" svg:y="0.699cm" svg:width="13.371cm" svg:height="4.572cm">
          <chartooo:coordinate-region svg:x="2.308cm" svg:y="1.097cm" svg:width="12.852cm" svg:height="3.777cm"/>
          <chart:axis chart:dimension="x" chart:name="primary-x" chart:style-name="ch3" chartooo:axis-type="auto">
            <chart:title svg:x="7.078cm" svg:y="5.412cm" chart:style-name="ch4">
              <text:p>sign(φ*x)</text:p>
            </chart:title>
            <chart:categories table:cell-range-address="local-table.$A$2:.$A$5"/>
          </chart:axis>
          <chart:axis chart:dimension="y" chart:name="primary-y" chart:style-name="ch5">
            <chart:title svg:x="0.451cm" svg:y="3.297cm" chart:style-name="ch6">
              <text:p>y</text:p>
            </chart:title>
            <chart:grid chart:style-name="ch7" chart:class="major"/>
          </chart:axis>
          <chart:series chart:style-name="ch8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math xmlns="http://www.w3.org/1998/Math/MathML">
  <semantics>
    <mrow>
      <mrow>
        <mstyle color="red">
          <mrow>
            <mi>y</mi>
          </mrow>
        </mstyle>
        <mo stretchy="false">=</mo>
        <mtext>sign</mtext>
      </mrow>
      <mrow>
        <mo stretchy="false">(</mo>
        <mrow>
          <mrow>
            <mstyle color="green">
              <mrow>
                <mstyle mathvariant="bold">
                  <mrow>
                    <mi>w</mi>
                  </mrow>
                </mstyle>
              </mrow>
            </mstyle>
            <mo stretchy="false">⋅</mo>
            <mstyle color="fuchsia">
              <mrow>
                <mstyle mathvariant="bold">
                  <mrow>
                    <mo stretchy="false">ϕ</mo>
                  </mrow>
                </mstyle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color red y = "sign"(color green bold w cdot color magenta bold %phi(color blue x))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>
      <style:chart-properties chart:auto-position="true" style:rotation-angle="0"/>
      <style:text-properties fo:font-size="20pt" style:font-size-asian="20pt" style:font-size-complex="9pt"/>
    </style:style>
    <style:style style:name="ch5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6" style:family="chart">
      <style:chart-properties chart:auto-position="true" style:rotation-angle="90"/>
      <style:text-properties fo:font-size="20pt" style:font-size-asian="20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7.14cm" xlink:href="." xlink:type="simple" chart:class="chart:scatter" chart:style-name="ch1">
        <chart:plot-area chart:style-name="ch2" chart:data-source-has-labels="both" svg:x="1.989cm" svg:y="0.703cm" svg:width="13.371cm" svg:height="4.656cm">
          <chartooo:coordinate-region svg:x="2.308cm" svg:y="1.101cm" svg:width="12.852cm" svg:height="3.861cm"/>
          <chart:axis chart:dimension="x" chart:name="primary-x" chart:style-name="ch3" chartooo:axis-type="auto">
            <chart:title svg:x="7.039cm" svg:y="5.501cm" chart:style-name="ch4">
              <text:p>tanh(φ*x)</text:p>
            </chart:title>
            <chart:categories table:cell-range-address="local-table.$A$2:.$A$42"/>
          </chart:axis>
          <chart:axis chart:dimension="y" chart:name="primary-y" chart:style-name="ch5">
            <chart:title svg:x="0.451cm" svg:y="3.343cm" chart:style-name="ch6">
              <text:p>y</text:p>
            </chart:title>
            <chart:grid chart:style-name="ch7" chart:class="major"/>
          </chart:axis>
          <chart:series chart:style-name="ch8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math xmlns="http://www.w3.org/1998/Math/MathML">
  <semantics>
    <mrow>
      <mrow>
        <mstyle color="red">
          <mrow>
            <mi>y</mi>
          </mrow>
        </mstyle>
        <mo stretchy="false">=</mo>
        <mtext>tanh</mtext>
      </mrow>
      <mrow>
        <mo stretchy="false">(</mo>
        <mrow>
          <mrow>
            <mstyle color="green">
              <mrow>
                <mstyle mathvariant="bold">
                  <mrow>
                    <mi>w</mi>
                  </mrow>
                </mstyle>
              </mrow>
            </mstyle>
            <mo stretchy="false">⋅</mo>
            <mstyle color="fuchsia">
              <mrow>
                <mstyle mathvariant="bold">
                  <mrow>
                    <mo stretchy="false">ϕ</mo>
                  </mrow>
                </mstyle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color red y = "tanh"(color green bold w cdot color magenta bold %phi(color blue x))</annotation>
  </semantics>
</math>
</file>

<file path=Object 6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7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5.67cm" xlink:href="." xlink:type="simple" chart:class="chart:scatter" chart:style-name="ch1">
        <chart:plot-area chart:style-name="ch2" chart:data-source-has-labels="both" svg:x="1.989cm" svg:y="0.587cm" svg:width="13.371cm" svg:height="4.55cm">
          <chartooo:coordinate-region svg:x="2.308cm" svg:y="0.985cm" svg:width="12.852cm" svg:height="3.755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3.174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math xmlns="http://www.w3.org/1998/Math/MathML">
  <semantics>
    <mrow>
      <mi>d</mi>
      <mi>tanh</mi>
      <mrow>
        <mrow>
          <mrow>
            <mo stretchy="false">(</mo>
            <mrow>
              <mstyle color="fuchsia">
                <mrow>
                  <mstyle mathvariant="bold">
                    <mrow>
                      <mo stretchy="false">ϕ</mo>
                    </mrow>
                  </mstyle>
                </mrow>
              </mstyle>
              <mrow>
                <mrow>
                  <mo stretchy="false">(</mo>
                  <mrow>
                    <mstyle color="blue">
                      <mrow>
                        <mi>x</mi>
                      </mrow>
                    </mstyle>
                  </mrow>
                  <mo stretchy="false">)</mo>
                </mrow>
                <mo stretchy="false">∗</mo>
                <mstyle color="green">
                  <mrow>
                    <mi>w</mi>
                  </mrow>
                </mstyle>
              </mrow>
            </mrow>
            <mo stretchy="false">)</mo>
          </mrow>
          <mo stretchy="false">=</mo>
          <mrow>
            <mn>1</mn>
            <mo stretchy="false">−</mo>
            <msup>
              <mrow>
                <mo stretchy="false">(</mo>
                <mrow>
                  <mstyle color="fuchsia">
                    <mrow>
                      <mstyle mathvariant="bold">
                        <mrow>
                          <mo stretchy="false">ϕ</mo>
                        </mrow>
                      </mstyle>
                    </mrow>
                  </mstyle>
                  <mrow>
                    <mrow>
                      <mo stretchy="false">(</mo>
                      <mrow>
                        <mstyle color="blue">
                          <mrow>
                            <mi>x</mi>
                          </mrow>
                        </mstyle>
                      </mrow>
                      <mo stretchy="false">)</mo>
                    </mrow>
                    <mo stretchy="false">∗</mo>
                    <mstyle color="green">
                      <mrow>
                        <mi>w</mi>
                      </mrow>
                    </mstyle>
                  </mrow>
                </mrow>
                <mo stretchy="false">)</mo>
              </mrow>
              <mn>2</mn>
            </msup>
          </mrow>
        </mrow>
        <mo stretchy="false">=</mo>
        <mrow>
          <mn>1</mn>
          <mo stretchy="false">−</mo>
          <mstyle color="red">
            <mrow>
              <msubsup>
                <mi>y</mi>
                <mi>j</mi>
                <mn>2</mn>
              </msubsup>
            </mrow>
          </mstyle>
        </mrow>
      </mrow>
    </mrow>
    <annotation encoding="StarMath 5.0">d tanh(color magenta bold %phi ( color blue x ) * color green w ) = 
1 - (color magenta bold %phi ( color blue x ) * color green w)^2 = 1-color red y_j^2</annotation>
  </semantics>
</math>
</file>